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13"/>
    <style:style style:name="ce3" style:family="table-cell" style:parent-style-name="Default" style:data-style-name="N3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lock</text:p>
          </table:table-cell>
          <table:table-cell table:style-name="ce3" office:value-type="float" office:value="8000000" calcext:value-type="float">
            <text:p>8.000.000</text:p>
          </table:table-cell>
          <table:table-cell table:number-columns-repeated="2"/>
          <table:table-cell table:style-name="ce3" office:value-type="float" office:value="8000000" calcext:value-type="float">
            <text:p>8.000.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lock</text:p>
          </table:table-cell>
          <table:table-cell table:style-name="ce3" table:formula="of:=[.C1]/[.C2]" office:value-type="float" office:value="62500" calcext:value-type="float">
            <text:p>62.500</text:p>
          </table:table-cell>
          <table:table-cell table:number-columns-repeated="2"/>
          <table:table-cell table:style-name="ce3" table:formula="of:=[.F1]/[.F2]" office:value-type="float" office:value="500000" calcext:value-type="float">
            <text:p>500.000</text:p>
          </table:table-cell>
          <table:table-cell office:value-type="string" calcext:value-type="string">
            <text:p>This configuration is to fast for the cpu</text:p>
          </table:table-cell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r Tick</text:p>
          </table:table-cell>
          <table:table-cell table:style-name="ce2" table:formula="of:=[.C4]/([.C1]/[.C2])" office:value-type="float" office:value="0.000016" calcext:value-type="float">
            <text:p>0,00001600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Timer Value</text:p>
          </table:table-cell>
          <table:table-cell office:value-type="string" calcext:value-type="string">
            <text:p>Frequenc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]*[.$C$6]" office:value-type="float" office:value="0.000016" calcext:value-type="float">
            <text:p>0,00001600</text:p>
          </table:table-cell>
          <table:table-cell table:formula="of:=1/2/[.B15]" office:value-type="float" office:value="31250" calcext:value-type="float">
            <text:p>312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]*[.$C$6]" office:value-type="float" office:value="0.000032" calcext:value-type="float">
            <text:p>0,00003200</text:p>
          </table:table-cell>
          <table:table-cell table:formula="of:=1/2/[.B16]" office:value-type="float" office:value="15625" calcext:value-type="float">
            <text:p>15625</text:p>
          </table:table-cell>
          <table:table-cell table:formula="of:=[.C15]-[.C16]" office:value-type="float" office:value="15625" calcext:value-type="float">
            <text:p>156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7]*[.$C$6]" office:value-type="float" office:value="0.000048" calcext:value-type="float">
            <text:p>0,00004800</text:p>
          </table:table-cell>
          <table:table-cell table:formula="of:=1/2/[.B17]" office:value-type="float" office:value="10416.6666666667" calcext:value-type="float">
            <text:p>10417</text:p>
          </table:table-cell>
          <table:table-cell table:formula="of:=[.C16]-[.C17]" office:value-type="float" office:value="5208.33333333333" calcext:value-type="float">
            <text:p>5208,333333333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]*[.$C$6]" office:value-type="float" office:value="0.000064" calcext:value-type="float">
            <text:p>0,00006400</text:p>
          </table:table-cell>
          <table:table-cell table:formula="of:=1/2/[.B18]" office:value-type="float" office:value="7812.5" calcext:value-type="float">
            <text:p>7813</text:p>
          </table:table-cell>
          <table:table-cell table:formula="of:=[.C17]-[.C18]" office:value-type="float" office:value="2604.16666666667" calcext:value-type="float">
            <text:p>2604,1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9]*[.$C$6]" office:value-type="float" office:value="0.00008" calcext:value-type="float">
            <text:p>0,00008000</text:p>
          </table:table-cell>
          <table:table-cell table:formula="of:=1/2/[.B19]" office:value-type="float" office:value="6250" calcext:value-type="float">
            <text:p>6250</text:p>
          </table:table-cell>
          <table:table-cell table:formula="of:=[.C18]-[.C19]" office:value-type="float" office:value="1562.5" calcext:value-type="float">
            <text:p>1562,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0]*[.$C$6]" office:value-type="float" office:value="0.000096" calcext:value-type="float">
            <text:p>0,00009600</text:p>
          </table:table-cell>
          <table:table-cell table:formula="of:=1/2/[.B20]" office:value-type="float" office:value="5208.33333333333" calcext:value-type="float">
            <text:p>5208</text:p>
          </table:table-cell>
          <table:table-cell table:formula="of:=[.C19]-[.C20]" office:value-type="float" office:value="1041.66666666667" calcext:value-type="float">
            <text:p>1041,666666666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1]*[.$C$6]" office:value-type="float" office:value="0.000112" calcext:value-type="float">
            <text:p>0,00011200</text:p>
          </table:table-cell>
          <table:table-cell table:formula="of:=1/2/[.B21]" office:value-type="float" office:value="4464.28571428571" calcext:value-type="float">
            <text:p>4464</text:p>
          </table:table-cell>
          <table:table-cell table:formula="of:=[.C20]-[.C21]" office:value-type="float" office:value="744.047619047618" calcext:value-type="float">
            <text:p>744,04761904761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2]*[.$C$6]" office:value-type="float" office:value="0.000128" calcext:value-type="float">
            <text:p>0,00012800</text:p>
          </table:table-cell>
          <table:table-cell table:formula="of:=1/2/[.B22]" office:value-type="float" office:value="3906.25" calcext:value-type="float">
            <text:p>3906</text:p>
          </table:table-cell>
          <table:table-cell table:formula="of:=[.C21]-[.C22]" office:value-type="float" office:value="558.035714285715" calcext:value-type="float">
            <text:p>558,03571428571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3]*[.$C$6]" office:value-type="float" office:value="0.000144" calcext:value-type="float">
            <text:p>0,00014400</text:p>
          </table:table-cell>
          <table:table-cell table:formula="of:=1/2/[.B23]" office:value-type="float" office:value="3472.22222222222" calcext:value-type="float">
            <text:p>3472</text:p>
          </table:table-cell>
          <table:table-cell table:formula="of:=[.C22]-[.C23]" office:value-type="float" office:value="434.027777777778" calcext:value-type="float">
            <text:p>434,0277777777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4]*[.$C$6]" office:value-type="float" office:value="0.00016" calcext:value-type="float">
            <text:p>0,00016000</text:p>
          </table:table-cell>
          <table:table-cell table:formula="of:=1/2/[.B24]" office:value-type="float" office:value="3125" calcext:value-type="float">
            <text:p>3125</text:p>
          </table:table-cell>
          <table:table-cell table:formula="of:=[.C23]-[.C24]" office:value-type="float" office:value="347.222222222222" calcext:value-type="float">
            <text:p>347,22222222222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5]*[.$C$6]" office:value-type="float" office:value="0.000176" calcext:value-type="float">
            <text:p>0,00017600</text:p>
          </table:table-cell>
          <table:table-cell table:formula="of:=1/2/[.B25]" office:value-type="float" office:value="2840.90909090909" calcext:value-type="float">
            <text:p>2841</text:p>
          </table:table-cell>
          <table:table-cell table:formula="of:=[.C24]-[.C25]" office:value-type="float" office:value="284.090909090909" calcext:value-type="float">
            <text:p>284,09090909090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6]*[.$C$6]" office:value-type="float" office:value="0.000192" calcext:value-type="float">
            <text:p>0,00019200</text:p>
          </table:table-cell>
          <table:table-cell table:formula="of:=1/2/[.B26]" office:value-type="float" office:value="2604.16666666667" calcext:value-type="float">
            <text:p>2604</text:p>
          </table:table-cell>
          <table:table-cell table:formula="of:=[.C25]-[.C26]" office:value-type="float" office:value="236.742424242424" calcext:value-type="float">
            <text:p>236,74242424242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7]*[.$C$6]" office:value-type="float" office:value="0.000208" calcext:value-type="float">
            <text:p>0,00020800</text:p>
          </table:table-cell>
          <table:table-cell table:formula="of:=1/2/[.B27]" office:value-type="float" office:value="2403.84615384615" calcext:value-type="float">
            <text:p>2404</text:p>
          </table:table-cell>
          <table:table-cell table:formula="of:=[.C26]-[.C27]" office:value-type="float" office:value="200.320512820513" calcext:value-type="float">
            <text:p>200,3205128205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8]*[.$C$6]" office:value-type="float" office:value="0.000224" calcext:value-type="float">
            <text:p>0,00022400</text:p>
          </table:table-cell>
          <table:table-cell table:formula="of:=1/2/[.B28]" office:value-type="float" office:value="2232.14285714286" calcext:value-type="float">
            <text:p>2232</text:p>
          </table:table-cell>
          <table:table-cell table:formula="of:=[.C27]-[.C28]" office:value-type="float" office:value="171.703296703296" calcext:value-type="float">
            <text:p>171,70329670329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9]*[.$C$6]" office:value-type="float" office:value="0.00024" calcext:value-type="float">
            <text:p>0,00024000</text:p>
          </table:table-cell>
          <table:table-cell table:formula="of:=1/2/[.B29]" office:value-type="float" office:value="2083.33333333333" calcext:value-type="float">
            <text:p>2083</text:p>
          </table:table-cell>
          <table:table-cell table:formula="of:=[.C28]-[.C29]" office:value-type="float" office:value="148.809523809524" calcext:value-type="float">
            <text:p>148,8095238095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0]*[.$C$6]" office:value-type="float" office:value="0.000256" calcext:value-type="float">
            <text:p>0,00025600</text:p>
          </table:table-cell>
          <table:table-cell table:formula="of:=1/2/[.B30]" office:value-type="float" office:value="1953.125" calcext:value-type="float">
            <text:p>1953</text:p>
          </table:table-cell>
          <table:table-cell table:formula="of:=[.C29]-[.C30]" office:value-type="float" office:value="130.208333333333" calcext:value-type="float">
            <text:p>130,2083333333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31]*[.$C$6]" office:value-type="float" office:value="0.000272" calcext:value-type="float">
            <text:p>0,00027200</text:p>
          </table:table-cell>
          <table:table-cell table:formula="of:=1/2/[.B31]" office:value-type="float" office:value="1838.23529411765" calcext:value-type="float">
            <text:p>1838</text:p>
          </table:table-cell>
          <table:table-cell table:formula="of:=[.C30]-[.C31]" office:value-type="float" office:value="114.889705882353" calcext:value-type="float">
            <text:p>114,88970588235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32]*[.$C$6]" office:value-type="float" office:value="0.000288" calcext:value-type="float">
            <text:p>0,00028800</text:p>
          </table:table-cell>
          <table:table-cell table:formula="of:=1/2/[.B32]" office:value-type="float" office:value="1736.11111111111" calcext:value-type="float">
            <text:p>1736</text:p>
          </table:table-cell>
          <table:table-cell table:formula="of:=[.C31]-[.C32]" office:value-type="float" office:value="102.124183006536" calcext:value-type="float">
            <text:p>102,1241830065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33]*[.$C$6]" office:value-type="float" office:value="0.000304" calcext:value-type="float">
            <text:p>0,00030400</text:p>
          </table:table-cell>
          <table:table-cell table:formula="of:=1/2/[.B33]" office:value-type="float" office:value="1644.73684210526" calcext:value-type="float">
            <text:p>1645</text:p>
          </table:table-cell>
          <table:table-cell table:formula="of:=[.C32]-[.C33]" office:value-type="float" office:value="91.3742690058477" calcext:value-type="float">
            <text:p>91,374269005847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4]*[.$C$6]" office:value-type="float" office:value="0.00032" calcext:value-type="float">
            <text:p>0,00032000</text:p>
          </table:table-cell>
          <table:table-cell table:formula="of:=1/2/[.B34]" office:value-type="float" office:value="1562.5" calcext:value-type="float">
            <text:p>1563</text:p>
          </table:table-cell>
          <table:table-cell table:formula="of:=[.C33]-[.C34]" office:value-type="float" office:value="82.2368421052631" calcext:value-type="float">
            <text:p>82,236842105263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35]*[.$C$6]" office:value-type="float" office:value="0.000336" calcext:value-type="float">
            <text:p>0,00033600</text:p>
          </table:table-cell>
          <table:table-cell table:formula="of:=1/2/[.B35]" office:value-type="float" office:value="1488.09523809524" calcext:value-type="float">
            <text:p>1488</text:p>
          </table:table-cell>
          <table:table-cell table:formula="of:=[.C34]-[.C35]" office:value-type="float" office:value="74.4047619047622" calcext:value-type="float">
            <text:p>74,40476190476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36]*[.$C$6]" office:value-type="float" office:value="0.000352" calcext:value-type="float">
            <text:p>0,00035200</text:p>
          </table:table-cell>
          <table:table-cell table:formula="of:=1/2/[.B36]" office:value-type="float" office:value="1420.45454545455" calcext:value-type="float">
            <text:p>1420</text:p>
          </table:table-cell>
          <table:table-cell table:formula="of:=[.C35]-[.C36]" office:value-type="float" office:value="67.6406926406926" calcext:value-type="float">
            <text:p>67,640692640692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37]*[.$C$6]" office:value-type="float" office:value="0.000368" calcext:value-type="float">
            <text:p>0,00036800</text:p>
          </table:table-cell>
          <table:table-cell table:formula="of:=1/2/[.B37]" office:value-type="float" office:value="1358.69565217391" calcext:value-type="float">
            <text:p>1359</text:p>
          </table:table-cell>
          <table:table-cell table:formula="of:=[.C36]-[.C37]" office:value-type="float" office:value="61.7588932806325" calcext:value-type="float">
            <text:p>61,758893280632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38]*[.$C$6]" office:value-type="float" office:value="0.000384" calcext:value-type="float">
            <text:p>0,00038400</text:p>
          </table:table-cell>
          <table:table-cell table:formula="of:=1/2/[.B38]" office:value-type="float" office:value="1302.08333333333" calcext:value-type="float">
            <text:p>1302</text:p>
          </table:table-cell>
          <table:table-cell table:formula="of:=[.C37]-[.C38]" office:value-type="float" office:value="56.6123188405797" calcext:value-type="float">
            <text:p>56,612318840579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9]*[.$C$6]" office:value-type="float" office:value="0.0004" calcext:value-type="float">
            <text:p>0,00040000</text:p>
          </table:table-cell>
          <table:table-cell table:formula="of:=1/2/[.B39]" office:value-type="float" office:value="1250" calcext:value-type="float">
            <text:p>1250</text:p>
          </table:table-cell>
          <table:table-cell table:formula="of:=[.C38]-[.C39]" office:value-type="float" office:value="52.0833333333333" calcext:value-type="float">
            <text:p>52,08333333333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40]*[.$C$6]" office:value-type="float" office:value="0.000416" calcext:value-type="float">
            <text:p>0,00041600</text:p>
          </table:table-cell>
          <table:table-cell table:formula="of:=1/2/[.B40]" office:value-type="float" office:value="1201.92307692308" calcext:value-type="float">
            <text:p>1202</text:p>
          </table:table-cell>
          <table:table-cell table:formula="of:=[.C39]-[.C40]" office:value-type="float" office:value="48.0769230769231" calcext:value-type="float">
            <text:p>48,076923076923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41]*[.$C$6]" office:value-type="float" office:value="0.000432" calcext:value-type="float">
            <text:p>0,00043200</text:p>
          </table:table-cell>
          <table:table-cell table:formula="of:=1/2/[.B41]" office:value-type="float" office:value="1157.40740740741" calcext:value-type="float">
            <text:p>1157</text:p>
          </table:table-cell>
          <table:table-cell table:formula="of:=[.C40]-[.C41]" office:value-type="float" office:value="44.5156695156695" calcext:value-type="float">
            <text:p>44,515669515669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42]*[.$C$6]" office:value-type="float" office:value="0.000448" calcext:value-type="float">
            <text:p>0,00044800</text:p>
          </table:table-cell>
          <table:table-cell table:formula="of:=1/2/[.B42]" office:value-type="float" office:value="1116.07142857143" calcext:value-type="float">
            <text:p>1116</text:p>
          </table:table-cell>
          <table:table-cell table:formula="of:=[.C41]-[.C42]" office:value-type="float" office:value="41.3359788359787" calcext:value-type="float">
            <text:p>41,335978835978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43]*[.$C$6]" office:value-type="float" office:value="0.000464" calcext:value-type="float">
            <text:p>0,00046400</text:p>
          </table:table-cell>
          <table:table-cell table:formula="of:=1/2/[.B43]" office:value-type="float" office:value="1077.58620689655" calcext:value-type="float">
            <text:p>1078</text:p>
          </table:table-cell>
          <table:table-cell table:formula="of:=[.C42]-[.C43]" office:value-type="float" office:value="38.485221674877" calcext:value-type="float">
            <text:p>38,48522167487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4]*[.$C$6]" office:value-type="float" office:value="0.00048" calcext:value-type="float">
            <text:p>0,00048000</text:p>
          </table:table-cell>
          <table:table-cell table:formula="of:=1/2/[.B44]" office:value-type="float" office:value="1041.66666666667" calcext:value-type="float">
            <text:p>1042</text:p>
          </table:table-cell>
          <table:table-cell table:formula="of:=[.C43]-[.C44]" office:value-type="float" office:value="35.9195402298849" calcext:value-type="float">
            <text:p>35,91954022988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5]*[.$C$6]" office:value-type="float" office:value="0.000496" calcext:value-type="float">
            <text:p>0,00049600</text:p>
          </table:table-cell>
          <table:table-cell table:formula="of:=1/2/[.B45]" office:value-type="float" office:value="1008.06451612903" calcext:value-type="float">
            <text:p>1008</text:p>
          </table:table-cell>
          <table:table-cell table:formula="of:=[.C44]-[.C45]" office:value-type="float" office:value="33.6021505376345" calcext:value-type="float">
            <text:p>33,602150537634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6]*[.$C$6]" office:value-type="float" office:value="0.000512" calcext:value-type="float">
            <text:p>0,00051200</text:p>
          </table:table-cell>
          <table:table-cell table:formula="of:=1/2/[.B46]" office:value-type="float" office:value="976.5625" calcext:value-type="float">
            <text:p>977</text:p>
          </table:table-cell>
          <table:table-cell table:formula="of:=[.C45]-[.C46]" office:value-type="float" office:value="31.5020161290322" calcext:value-type="float">
            <text:p>31,502016129032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]*[.$C$6]" office:value-type="float" office:value="0.000528" calcext:value-type="float">
            <text:p>0,00052800</text:p>
          </table:table-cell>
          <table:table-cell table:formula="of:=1/2/[.B47]" office:value-type="float" office:value="946.969696969697" calcext:value-type="float">
            <text:p>947</text:p>
          </table:table-cell>
          <table:table-cell table:formula="of:=[.C46]-[.C47]" office:value-type="float" office:value="29.5928030303029" calcext:value-type="float">
            <text:p>29,592803030302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]*[.$C$6]" office:value-type="float" office:value="0.000544" calcext:value-type="float">
            <text:p>0,00054400</text:p>
          </table:table-cell>
          <table:table-cell table:formula="of:=1/2/[.B48]" office:value-type="float" office:value="919.117647058824" calcext:value-type="float">
            <text:p>919</text:p>
          </table:table-cell>
          <table:table-cell table:formula="of:=[.C47]-[.C48]" office:value-type="float" office:value="27.8520499108736" calcext:value-type="float">
            <text:p>27,852049910873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]*[.$C$6]" office:value-type="float" office:value="0.00056" calcext:value-type="float">
            <text:p>0,00056000</text:p>
          </table:table-cell>
          <table:table-cell table:formula="of:=1/2/[.B49]" office:value-type="float" office:value="892.857142857143" calcext:value-type="float">
            <text:p>893</text:p>
          </table:table-cell>
          <table:table-cell table:formula="of:=[.C48]-[.C49]" office:value-type="float" office:value="26.2605042016806" calcext:value-type="float">
            <text:p>26,260504201680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]*[.$C$6]" office:value-type="float" office:value="0.000576" calcext:value-type="float">
            <text:p>0,00057600</text:p>
          </table:table-cell>
          <table:table-cell table:formula="of:=1/2/[.B50]" office:value-type="float" office:value="868.055555555556" calcext:value-type="float">
            <text:p>868</text:p>
          </table:table-cell>
          <table:table-cell table:formula="of:=[.C49]-[.C50]" office:value-type="float" office:value="24.8015873015873" calcext:value-type="float">
            <text:p>24,801587301587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1]*[.$C$6]" office:value-type="float" office:value="0.000592" calcext:value-type="float">
            <text:p>0,00059200</text:p>
          </table:table-cell>
          <table:table-cell table:formula="of:=1/2/[.B51]" office:value-type="float" office:value="844.594594594595" calcext:value-type="float">
            <text:p>845</text:p>
          </table:table-cell>
          <table:table-cell table:formula="of:=[.C50]-[.C51]" office:value-type="float" office:value="23.460960960961" calcext:value-type="float">
            <text:p>23,46096096096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2]*[.$C$6]" office:value-type="float" office:value="0.000608" calcext:value-type="float">
            <text:p>0,00060800</text:p>
          </table:table-cell>
          <table:table-cell table:formula="of:=1/2/[.B52]" office:value-type="float" office:value="822.368421052632" calcext:value-type="float">
            <text:p>822</text:p>
          </table:table-cell>
          <table:table-cell table:formula="of:=[.C51]-[.C52]" office:value-type="float" office:value="22.2261735419629" calcext:value-type="float">
            <text:p>22,22617354196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3]*[.$C$6]" office:value-type="float" office:value="0.000624" calcext:value-type="float">
            <text:p>0,00062400</text:p>
          </table:table-cell>
          <table:table-cell table:formula="of:=1/2/[.B53]" office:value-type="float" office:value="801.282051282051" calcext:value-type="float">
            <text:p>801</text:p>
          </table:table-cell>
          <table:table-cell table:formula="of:=[.C52]-[.C53]" office:value-type="float" office:value="21.0863697705804" calcext:value-type="float">
            <text:p>21,086369770580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4]*[.$C$6]" office:value-type="float" office:value="0.00064" calcext:value-type="float">
            <text:p>0,00064000</text:p>
          </table:table-cell>
          <table:table-cell table:formula="of:=1/2/[.B54]" office:value-type="float" office:value="781.25" calcext:value-type="float">
            <text:p>781</text:p>
          </table:table-cell>
          <table:table-cell table:formula="of:=[.C53]-[.C54]" office:value-type="float" office:value="20.0320512820512" calcext:value-type="float">
            <text:p>20,032051282051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55]*[.$C$6]" office:value-type="float" office:value="0.000656" calcext:value-type="float">
            <text:p>0,00065600</text:p>
          </table:table-cell>
          <table:table-cell table:formula="of:=1/2/[.B55]" office:value-type="float" office:value="762.195121951219" calcext:value-type="float">
            <text:p>762</text:p>
          </table:table-cell>
          <table:table-cell table:formula="of:=[.C54]-[.C55]" office:value-type="float" office:value="19.0548780487807" calcext:value-type="float">
            <text:p>19,054878048780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6]*[.$C$6]" office:value-type="float" office:value="0.000672" calcext:value-type="float">
            <text:p>0,00067200</text:p>
          </table:table-cell>
          <table:table-cell table:formula="of:=1/2/[.B56]" office:value-type="float" office:value="744.047619047619" calcext:value-type="float">
            <text:p>744</text:p>
          </table:table-cell>
          <table:table-cell table:formula="of:=[.C55]-[.C56]" office:value-type="float" office:value="18.1475029036004" calcext:value-type="float">
            <text:p>18,14750290360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57]*[.$C$6]" office:value-type="float" office:value="0.000688" calcext:value-type="float">
            <text:p>0,00068800</text:p>
          </table:table-cell>
          <table:table-cell table:formula="of:=1/2/[.B57]" office:value-type="float" office:value="726.744186046512" calcext:value-type="float">
            <text:p>727</text:p>
          </table:table-cell>
          <table:table-cell table:formula="of:=[.C56]-[.C57]" office:value-type="float" office:value="17.3034330011074" calcext:value-type="float">
            <text:p>17,303433001107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58]*[.$C$6]" office:value-type="float" office:value="0.000704" calcext:value-type="float">
            <text:p>0,00070400</text:p>
          </table:table-cell>
          <table:table-cell table:formula="of:=1/2/[.B58]" office:value-type="float" office:value="710.227272727273" calcext:value-type="float">
            <text:p>710</text:p>
          </table:table-cell>
          <table:table-cell table:formula="of:=[.C57]-[.C58]" office:value-type="float" office:value="16.5169133192389" calcext:value-type="float">
            <text:p>16,516913319238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9]*[.$C$6]" office:value-type="float" office:value="0.00072" calcext:value-type="float">
            <text:p>0,00072000</text:p>
          </table:table-cell>
          <table:table-cell table:formula="of:=1/2/[.B59]" office:value-type="float" office:value="694.444444444444" calcext:value-type="float">
            <text:p>694</text:p>
          </table:table-cell>
          <table:table-cell table:formula="of:=[.C58]-[.C59]" office:value-type="float" office:value="15.7828282828283" calcext:value-type="float">
            <text:p>15,782828282828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60]*[.$C$6]" office:value-type="float" office:value="0.000736" calcext:value-type="float">
            <text:p>0,00073600</text:p>
          </table:table-cell>
          <table:table-cell table:formula="of:=1/2/[.B60]" office:value-type="float" office:value="679.347826086957" calcext:value-type="float">
            <text:p>679</text:p>
          </table:table-cell>
          <table:table-cell table:formula="of:=[.C59]-[.C60]" office:value-type="float" office:value="15.096618357488" calcext:value-type="float">
            <text:p>15,09661835748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61]*[.$C$6]" office:value-type="float" office:value="0.000752" calcext:value-type="float">
            <text:p>0,00075200</text:p>
          </table:table-cell>
          <table:table-cell table:formula="of:=1/2/[.B61]" office:value-type="float" office:value="664.893617021277" calcext:value-type="float">
            <text:p>665</text:p>
          </table:table-cell>
          <table:table-cell table:formula="of:=[.C60]-[.C61]" office:value-type="float" office:value="14.4542090656798" calcext:value-type="float">
            <text:p>14,454209065679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2]*[.$C$6]" office:value-type="float" office:value="0.000768" calcext:value-type="float">
            <text:p>0,00076800</text:p>
          </table:table-cell>
          <table:table-cell table:formula="of:=1/2/[.B62]" office:value-type="float" office:value="651.041666666667" calcext:value-type="float">
            <text:p>651</text:p>
          </table:table-cell>
          <table:table-cell table:formula="of:=[.C61]-[.C62]" office:value-type="float" office:value="13.85195035461" calcext:value-type="float">
            <text:p>13,8519503546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63]*[.$C$6]" office:value-type="float" office:value="0.000784" calcext:value-type="float">
            <text:p>0,00078400</text:p>
          </table:table-cell>
          <table:table-cell table:formula="of:=1/2/[.B63]" office:value-type="float" office:value="637.755102040816" calcext:value-type="float">
            <text:p>638</text:p>
          </table:table-cell>
          <table:table-cell table:formula="of:=[.C62]-[.C63]" office:value-type="float" office:value="13.2865646258502" calcext:value-type="float">
            <text:p>13,28656462585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4]*[.$C$6]" office:value-type="float" office:value="0.0008" calcext:value-type="float">
            <text:p>0,00080000</text:p>
          </table:table-cell>
          <table:table-cell table:formula="of:=1/2/[.B64]" office:value-type="float" office:value="625" calcext:value-type="float">
            <text:p>625</text:p>
          </table:table-cell>
          <table:table-cell table:formula="of:=[.C63]-[.C64]" office:value-type="float" office:value="12.7551020408164" calcext:value-type="float">
            <text:p>12,755102040816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65]*[.$C$6]" office:value-type="float" office:value="0.000816" calcext:value-type="float">
            <text:p>0,00081600</text:p>
          </table:table-cell>
          <table:table-cell table:formula="of:=1/2/[.B65]" office:value-type="float" office:value="612.745098039216" calcext:value-type="float">
            <text:p>613</text:p>
          </table:table-cell>
          <table:table-cell table:formula="of:=[.C64]-[.C65]" office:value-type="float" office:value="12.2549019607843" calcext:value-type="float">
            <text:p>12,254901960784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66]*[.$C$6]" office:value-type="float" office:value="0.000832" calcext:value-type="float">
            <text:p>0,00083200</text:p>
          </table:table-cell>
          <table:table-cell table:formula="of:=1/2/[.B66]" office:value-type="float" office:value="600.961538461538" calcext:value-type="float">
            <text:p>601</text:p>
          </table:table-cell>
          <table:table-cell table:formula="of:=[.C65]-[.C66]" office:value-type="float" office:value="11.7835595776772" calcext:value-type="float">
            <text:p>11,783559577677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67]*[.$C$6]" office:value-type="float" office:value="0.000848" calcext:value-type="float">
            <text:p>0,00084800</text:p>
          </table:table-cell>
          <table:table-cell table:formula="of:=1/2/[.B67]" office:value-type="float" office:value="589.622641509434" calcext:value-type="float">
            <text:p>590</text:p>
          </table:table-cell>
          <table:table-cell table:formula="of:=[.C66]-[.C67]" office:value-type="float" office:value="11.3388969521045" calcext:value-type="float">
            <text:p>11,338896952104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68]*[.$C$6]" office:value-type="float" office:value="0.000864" calcext:value-type="float">
            <text:p>0,00086400</text:p>
          </table:table-cell>
          <table:table-cell table:formula="of:=1/2/[.B68]" office:value-type="float" office:value="578.703703703704" calcext:value-type="float">
            <text:p>579</text:p>
          </table:table-cell>
          <table:table-cell table:formula="of:=[.C67]-[.C68]" office:value-type="float" office:value="10.9189378057303" calcext:value-type="float">
            <text:p>10,918937805730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9]*[.$C$6]" office:value-type="float" office:value="0.00088" calcext:value-type="float">
            <text:p>0,00088000</text:p>
          </table:table-cell>
          <table:table-cell table:formula="of:=1/2/[.B69]" office:value-type="float" office:value="568.181818181818" calcext:value-type="float">
            <text:p>568</text:p>
          </table:table-cell>
          <table:table-cell table:formula="of:=[.C68]-[.C69]" office:value-type="float" office:value="10.5218855218855" calcext:value-type="float">
            <text:p>10,52188552188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70]*[.$C$6]" office:value-type="float" office:value="0.000896" calcext:value-type="float">
            <text:p>0,00089600</text:p>
          </table:table-cell>
          <table:table-cell table:formula="of:=1/2/[.B70]" office:value-type="float" office:value="558.035714285714" calcext:value-type="float">
            <text:p>558</text:p>
          </table:table-cell>
          <table:table-cell table:formula="of:=[.C69]-[.C70]" office:value-type="float" office:value="10.1461038961039" calcext:value-type="float">
            <text:p>10,146103896103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71]*[.$C$6]" office:value-type="float" office:value="0.000912" calcext:value-type="float">
            <text:p>0,00091200</text:p>
          </table:table-cell>
          <table:table-cell table:formula="of:=1/2/[.B71]" office:value-type="float" office:value="548.245614035088" calcext:value-type="float">
            <text:p>548</text:p>
          </table:table-cell>
          <table:table-cell table:formula="of:=[.C70]-[.C71]" office:value-type="float" office:value="9.79010025062655" calcext:value-type="float">
            <text:p>9,7901002506265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72]*[.$C$6]" office:value-type="float" office:value="0.000928" calcext:value-type="float">
            <text:p>0,00092800</text:p>
          </table:table-cell>
          <table:table-cell table:formula="of:=1/2/[.B72]" office:value-type="float" office:value="538.793103448276" calcext:value-type="float">
            <text:p>539</text:p>
          </table:table-cell>
          <table:table-cell table:formula="of:=[.C71]-[.C72]" office:value-type="float" office:value="9.45251058681197" calcext:value-type="float">
            <text:p>9,4525105868119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73]*[.$C$6]" office:value-type="float" office:value="0.000944" calcext:value-type="float">
            <text:p>0,00094400</text:p>
          </table:table-cell>
          <table:table-cell table:formula="of:=1/2/[.B73]" office:value-type="float" office:value="529.661016949153" calcext:value-type="float">
            <text:p>530</text:p>
          </table:table-cell>
          <table:table-cell table:formula="of:=[.C72]-[.C73]" office:value-type="float" office:value="9.13208649912326" calcext:value-type="float">
            <text:p>9,1320864991232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74]*[.$C$6]" office:value-type="float" office:value="0.00096" calcext:value-type="float">
            <text:p>0,00096000</text:p>
          </table:table-cell>
          <table:table-cell table:formula="of:=1/2/[.B74]" office:value-type="float" office:value="520.833333333333" calcext:value-type="float">
            <text:p>521</text:p>
          </table:table-cell>
          <table:table-cell table:formula="of:=[.C73]-[.C74]" office:value-type="float" office:value="8.82768361581918" calcext:value-type="float">
            <text:p>8,8276836158191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75]*[.$C$6]" office:value-type="float" office:value="0.000976" calcext:value-type="float">
            <text:p>0,00097600</text:p>
          </table:table-cell>
          <table:table-cell table:formula="of:=1/2/[.B75]" office:value-type="float" office:value="512.295081967213" calcext:value-type="float">
            <text:p>512</text:p>
          </table:table-cell>
          <table:table-cell table:formula="of:=[.C74]-[.C75]" office:value-type="float" office:value="8.53825136612022" calcext:value-type="float">
            <text:p>8,5382513661202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76]*[.$C$6]" office:value-type="float" office:value="0.000992" calcext:value-type="float">
            <text:p>0,00099200</text:p>
          </table:table-cell>
          <table:table-cell table:formula="of:=1/2/[.B76]" office:value-type="float" office:value="504.032258064516" calcext:value-type="float">
            <text:p>504</text:p>
          </table:table-cell>
          <table:table-cell table:formula="of:=[.C75]-[.C76]" office:value-type="float" office:value="8.26282390269705" calcext:value-type="float">
            <text:p>8,2628239026970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77]*[.$C$6]" office:value-type="float" office:value="0.001008" calcext:value-type="float">
            <text:p>0,00100800</text:p>
          </table:table-cell>
          <table:table-cell table:formula="of:=1/2/[.B77]" office:value-type="float" office:value="496.031746031746" calcext:value-type="float">
            <text:p>496</text:p>
          </table:table-cell>
          <table:table-cell table:formula="of:=[.C76]-[.C77]" office:value-type="float" office:value="8.00051203277008" calcext:value-type="float">
            <text:p>8,0005120327700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8]*[.$C$6]" office:value-type="float" office:value="0.001024" calcext:value-type="float">
            <text:p>0,00102400</text:p>
          </table:table-cell>
          <table:table-cell table:formula="of:=1/2/[.B78]" office:value-type="float" office:value="488.28125" calcext:value-type="float">
            <text:p>488</text:p>
          </table:table-cell>
          <table:table-cell table:formula="of:=[.C77]-[.C78]" office:value-type="float" office:value="7.75049603174602" calcext:value-type="float">
            <text:p>7,7504960317460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79]*[.$C$6]" office:value-type="float" office:value="0.00104" calcext:value-type="float">
            <text:p>0,00104000</text:p>
          </table:table-cell>
          <table:table-cell table:formula="of:=1/2/[.B79]" office:value-type="float" office:value="480.769230769231" calcext:value-type="float">
            <text:p>481</text:p>
          </table:table-cell>
          <table:table-cell table:formula="of:=[.C78]-[.C79]" office:value-type="float" office:value="7.51201923076917" calcext:value-type="float">
            <text:p>7,5120192307691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80]*[.$C$6]" office:value-type="float" office:value="0.001056" calcext:value-type="float">
            <text:p>0,00105600</text:p>
          </table:table-cell>
          <table:table-cell table:formula="of:=1/2/[.B80]" office:value-type="float" office:value="473.484848484849" calcext:value-type="float">
            <text:p>473</text:p>
          </table:table-cell>
          <table:table-cell table:formula="of:=[.C79]-[.C80]" office:value-type="float" office:value="7.28438228438228" calcext:value-type="float">
            <text:p>7,2843822843822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81]*[.$C$6]" office:value-type="float" office:value="0.001072" calcext:value-type="float">
            <text:p>0,00107200</text:p>
          </table:table-cell>
          <table:table-cell table:formula="of:=1/2/[.B81]" office:value-type="float" office:value="466.417910447761" calcext:value-type="float">
            <text:p>466</text:p>
          </table:table-cell>
          <table:table-cell table:formula="of:=[.C80]-[.C81]" office:value-type="float" office:value="7.06693803708737" calcext:value-type="float">
            <text:p>7,0669380370873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82]*[.$C$6]" office:value-type="float" office:value="0.001088" calcext:value-type="float">
            <text:p>0,00108800</text:p>
          </table:table-cell>
          <table:table-cell table:formula="of:=1/2/[.B82]" office:value-type="float" office:value="459.558823529412" calcext:value-type="float">
            <text:p>460</text:p>
          </table:table-cell>
          <table:table-cell table:formula="of:=[.C81]-[.C82]" office:value-type="float" office:value="6.85908691834942" calcext:value-type="float">
            <text:p>6,8590869183494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83]*[.$C$6]" office:value-type="float" office:value="0.001104" calcext:value-type="float">
            <text:p>0,00110400</text:p>
          </table:table-cell>
          <table:table-cell table:formula="of:=1/2/[.B83]" office:value-type="float" office:value="452.898550724638" calcext:value-type="float">
            <text:p>453</text:p>
          </table:table-cell>
          <table:table-cell table:formula="of:=[.C82]-[.C83]" office:value-type="float" office:value="6.66027280477408" calcext:value-type="float">
            <text:p>6,6602728047740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4]*[.$C$6]" office:value-type="float" office:value="0.00112" calcext:value-type="float">
            <text:p>0,00112000</text:p>
          </table:table-cell>
          <table:table-cell table:formula="of:=1/2/[.B84]" office:value-type="float" office:value="446.428571428571" calcext:value-type="float">
            <text:p>446</text:p>
          </table:table-cell>
          <table:table-cell table:formula="of:=[.C83]-[.C84]" office:value-type="float" office:value="6.46997929606624" calcext:value-type="float">
            <text:p>6,4699792960662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85]*[.$C$6]" office:value-type="float" office:value="0.001136" calcext:value-type="float">
            <text:p>0,00113600</text:p>
          </table:table-cell>
          <table:table-cell table:formula="of:=1/2/[.B85]" office:value-type="float" office:value="440.140845070423" calcext:value-type="float">
            <text:p>440</text:p>
          </table:table-cell>
          <table:table-cell table:formula="of:=[.C84]-[.C85]" office:value-type="float" office:value="6.28772635814886" calcext:value-type="float">
            <text:p>6,2877263581488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86]*[.$C$6]" office:value-type="float" office:value="0.001152" calcext:value-type="float">
            <text:p>0,00115200</text:p>
          </table:table-cell>
          <table:table-cell table:formula="of:=1/2/[.B86]" office:value-type="float" office:value="434.027777777778" calcext:value-type="float">
            <text:p>434</text:p>
          </table:table-cell>
          <table:table-cell table:formula="of:=[.C85]-[.C86]" office:value-type="float" office:value="6.11306729264481" calcext:value-type="float">
            <text:p>6,1130672926448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7]*[.$C$6]" office:value-type="float" office:value="0.001168" calcext:value-type="float">
            <text:p>0,00116800</text:p>
          </table:table-cell>
          <table:table-cell table:formula="of:=1/2/[.B87]" office:value-type="float" office:value="428.082191780822" calcext:value-type="float">
            <text:p>428</text:p>
          </table:table-cell>
          <table:table-cell table:formula="of:=[.C86]-[.C87]" office:value-type="float" office:value="5.94558599695586" calcext:value-type="float">
            <text:p>5,9455859969558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8]*[.$C$6]" office:value-type="float" office:value="0.001184" calcext:value-type="float">
            <text:p>0,00118400</text:p>
          </table:table-cell>
          <table:table-cell table:formula="of:=1/2/[.B88]" office:value-type="float" office:value="422.297297297297" calcext:value-type="float">
            <text:p>422</text:p>
          </table:table-cell>
          <table:table-cell table:formula="of:=[.C87]-[.C88]" office:value-type="float" office:value="5.78489448352462" calcext:value-type="float">
            <text:p>5,7848944835246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9]*[.$C$6]" office:value-type="float" office:value="0.0012" calcext:value-type="float">
            <text:p>0,00120000</text:p>
          </table:table-cell>
          <table:table-cell table:formula="of:=1/2/[.B89]" office:value-type="float" office:value="416.666666666667" calcext:value-type="float">
            <text:p>417</text:p>
          </table:table-cell>
          <table:table-cell table:formula="of:=[.C88]-[.C89]" office:value-type="float" office:value="5.63063063063061" calcext:value-type="float">
            <text:p>5,6306306306306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90]*[.$C$6]" office:value-type="float" office:value="0.001216" calcext:value-type="float">
            <text:p>0,00121600</text:p>
          </table:table-cell>
          <table:table-cell table:formula="of:=1/2/[.B90]" office:value-type="float" office:value="411.184210526316" calcext:value-type="float">
            <text:p>411</text:p>
          </table:table-cell>
          <table:table-cell table:formula="of:=[.C89]-[.C90]" office:value-type="float" office:value="5.48245614035085" calcext:value-type="float">
            <text:p>5,4824561403508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91]*[.$C$6]" office:value-type="float" office:value="0.001232" calcext:value-type="float">
            <text:p>0,00123200</text:p>
          </table:table-cell>
          <table:table-cell table:formula="of:=1/2/[.B91]" office:value-type="float" office:value="405.844155844156" calcext:value-type="float">
            <text:p>406</text:p>
          </table:table-cell>
          <table:table-cell table:formula="of:=[.C90]-[.C91]" office:value-type="float" office:value="5.34005468215997" calcext:value-type="float">
            <text:p>5,3400546821599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92]*[.$C$6]" office:value-type="float" office:value="0.001248" calcext:value-type="float">
            <text:p>0,00124800</text:p>
          </table:table-cell>
          <table:table-cell table:formula="of:=1/2/[.B92]" office:value-type="float" office:value="400.641025641026" calcext:value-type="float">
            <text:p>401</text:p>
          </table:table-cell>
          <table:table-cell table:formula="of:=[.C91]-[.C92]" office:value-type="float" office:value="5.20313020313023" calcext:value-type="float">
            <text:p>5,2031302031302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93]*[.$C$6]" office:value-type="float" office:value="0.001264" calcext:value-type="float">
            <text:p>0,00126400</text:p>
          </table:table-cell>
          <table:table-cell table:formula="of:=1/2/[.B93]" office:value-type="float" office:value="395.569620253165" calcext:value-type="float">
            <text:p>396</text:p>
          </table:table-cell>
          <table:table-cell table:formula="of:=[.C92]-[.C93]" office:value-type="float" office:value="5.07140538786103" calcext:value-type="float">
            <text:p>5,0714053878610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4]*[.$C$6]" office:value-type="float" office:value="0.00128" calcext:value-type="float">
            <text:p>0,00128000</text:p>
          </table:table-cell>
          <table:table-cell table:formula="of:=1/2/[.B94]" office:value-type="float" office:value="390.625" calcext:value-type="float">
            <text:p>391</text:p>
          </table:table-cell>
          <table:table-cell table:formula="of:=[.C93]-[.C94]" office:value-type="float" office:value="4.94462025316454" calcext:value-type="float">
            <text:p>4,9446202531645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95]*[.$C$6]" office:value-type="float" office:value="0.001296" calcext:value-type="float">
            <text:p>0,00129600</text:p>
          </table:table-cell>
          <table:table-cell table:formula="of:=1/2/[.B95]" office:value-type="float" office:value="385.802469135803" calcext:value-type="float">
            <text:p>386</text:p>
          </table:table-cell>
          <table:table-cell table:formula="of:=[.C94]-[.C95]" office:value-type="float" office:value="4.82253086419752" calcext:value-type="float">
            <text:p>4,8225308641975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96]*[.$C$6]" office:value-type="float" office:value="0.001312" calcext:value-type="float">
            <text:p>0,00131200</text:p>
          </table:table-cell>
          <table:table-cell table:formula="of:=1/2/[.B96]" office:value-type="float" office:value="381.09756097561" calcext:value-type="float">
            <text:p>381</text:p>
          </table:table-cell>
          <table:table-cell table:formula="of:=[.C95]-[.C96]" office:value-type="float" office:value="4.70490816019282" calcext:value-type="float">
            <text:p>4,704908160192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97]*[.$C$6]" office:value-type="float" office:value="0.001328" calcext:value-type="float">
            <text:p>0,00132800</text:p>
          </table:table-cell>
          <table:table-cell table:formula="of:=1/2/[.B97]" office:value-type="float" office:value="376.506024096386" calcext:value-type="float">
            <text:p>377</text:p>
          </table:table-cell>
          <table:table-cell table:formula="of:=[.C96]-[.C97]" office:value-type="float" office:value="4.59153687922418" calcext:value-type="float">
            <text:p>4,5915368792241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98]*[.$C$6]" office:value-type="float" office:value="0.001344" calcext:value-type="float">
            <text:p>0,00134400</text:p>
          </table:table-cell>
          <table:table-cell table:formula="of:=1/2/[.B98]" office:value-type="float" office:value="372.02380952381" calcext:value-type="float">
            <text:p>372</text:p>
          </table:table-cell>
          <table:table-cell table:formula="of:=[.C97]-[.C98]" office:value-type="float" office:value="4.48221457257603" calcext:value-type="float">
            <text:p>4,4822145725760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9]*[.$C$6]" office:value-type="float" office:value="0.00136" calcext:value-type="float">
            <text:p>0,00136000</text:p>
          </table:table-cell>
          <table:table-cell table:formula="of:=1/2/[.B99]" office:value-type="float" office:value="367.647058823529" calcext:value-type="float">
            <text:p>368</text:p>
          </table:table-cell>
          <table:table-cell table:formula="of:=[.C98]-[.C99]" office:value-type="float" office:value="4.37675070028007" calcext:value-type="float">
            <text:p>4,3767507002800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100]*[.$C$6]" office:value-type="float" office:value="0.001376" calcext:value-type="float">
            <text:p>0,00137600</text:p>
          </table:table-cell>
          <table:table-cell table:formula="of:=1/2/[.B100]" office:value-type="float" office:value="363.372093023256" calcext:value-type="float">
            <text:p>363</text:p>
          </table:table-cell>
          <table:table-cell table:formula="of:=[.C99]-[.C100]" office:value-type="float" office:value="4.27496580027361" calcext:value-type="float">
            <text:p>4,2749658002736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101]*[.$C$6]" office:value-type="float" office:value="0.001392" calcext:value-type="float">
            <text:p>0,00139200</text:p>
          </table:table-cell>
          <table:table-cell table:formula="of:=1/2/[.B101]" office:value-type="float" office:value="359.195402298851" calcext:value-type="float">
            <text:p>359</text:p>
          </table:table-cell>
          <table:table-cell table:formula="of:=[.C100]-[.C101]" office:value-type="float" office:value="4.17669072440526" calcext:value-type="float">
            <text:p>4,1766907244052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102]*[.$C$6]" office:value-type="float" office:value="0.001408" calcext:value-type="float">
            <text:p>0,00140800</text:p>
          </table:table-cell>
          <table:table-cell table:formula="of:=1/2/[.B102]" office:value-type="float" office:value="355.113636363636" calcext:value-type="float">
            <text:p>355</text:p>
          </table:table-cell>
          <table:table-cell table:formula="of:=[.C101]-[.C102]" office:value-type="float" office:value="4.08176593521421" calcext:value-type="float">
            <text:p>4,0817659352142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103]*[.$C$6]" office:value-type="float" office:value="0.001424" calcext:value-type="float">
            <text:p>0,00142400</text:p>
          </table:table-cell>
          <table:table-cell table:formula="of:=1/2/[.B103]" office:value-type="float" office:value="351.123595505618" calcext:value-type="float">
            <text:p>351</text:p>
          </table:table-cell>
          <table:table-cell table:formula="of:=[.C102]-[.C103]" office:value-type="float" office:value="3.9900408580184" calcext:value-type="float">
            <text:p>3,990040858018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04]*[.$C$6]" office:value-type="float" office:value="0.00144" calcext:value-type="float">
            <text:p>0,00144000</text:p>
          </table:table-cell>
          <table:table-cell table:formula="of:=1/2/[.B104]" office:value-type="float" office:value="347.222222222222" calcext:value-type="float">
            <text:p>347</text:p>
          </table:table-cell>
          <table:table-cell table:formula="of:=[.C103]-[.C104]" office:value-type="float" office:value="3.90137328339574" calcext:value-type="float">
            <text:p>3,9013732833957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105]*[.$C$6]" office:value-type="float" office:value="0.001456" calcext:value-type="float">
            <text:p>0,00145600</text:p>
          </table:table-cell>
          <table:table-cell table:formula="of:=1/2/[.B105]" office:value-type="float" office:value="343.406593406593" calcext:value-type="float">
            <text:p>343</text:p>
          </table:table-cell>
          <table:table-cell table:formula="of:=[.C104]-[.C105]" office:value-type="float" office:value="3.81562881562877" calcext:value-type="float">
            <text:p>3,8156288156287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106]*[.$C$6]" office:value-type="float" office:value="0.001472" calcext:value-type="float">
            <text:p>0,00147200</text:p>
          </table:table-cell>
          <table:table-cell table:formula="of:=1/2/[.B106]" office:value-type="float" office:value="339.673913043478" calcext:value-type="float">
            <text:p>340</text:p>
          </table:table-cell>
          <table:table-cell table:formula="of:=[.C105]-[.C106]" office:value-type="float" office:value="3.73268036311521" calcext:value-type="float">
            <text:p>3,7326803631152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107]*[.$C$6]" office:value-type="float" office:value="0.001488" calcext:value-type="float">
            <text:p>0,00148800</text:p>
          </table:table-cell>
          <table:table-cell table:formula="of:=1/2/[.B107]" office:value-type="float" office:value="336.021505376344" calcext:value-type="float">
            <text:p>336</text:p>
          </table:table-cell>
          <table:table-cell table:formula="of:=[.C106]-[.C107]" office:value-type="float" office:value="3.65240766713413" calcext:value-type="float">
            <text:p>3,6524076671341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108]*[.$C$6]" office:value-type="float" office:value="0.001504" calcext:value-type="float">
            <text:p>0,00150400</text:p>
          </table:table-cell>
          <table:table-cell table:formula="of:=1/2/[.B108]" office:value-type="float" office:value="332.446808510638" calcext:value-type="float">
            <text:p>332</text:p>
          </table:table-cell>
          <table:table-cell table:formula="of:=[.C107]-[.C108]" office:value-type="float" office:value="3.57469686570579" calcext:value-type="float">
            <text:p>3,5746968657057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09]*[.$C$6]" office:value-type="float" office:value="0.00152" calcext:value-type="float">
            <text:p>0,00152000</text:p>
          </table:table-cell>
          <table:table-cell table:formula="of:=1/2/[.B109]" office:value-type="float" office:value="328.947368421053" calcext:value-type="float">
            <text:p>329</text:p>
          </table:table-cell>
          <table:table-cell table:formula="of:=[.C108]-[.C109]" office:value-type="float" office:value="3.49944008958568" calcext:value-type="float">
            <text:p>3,4994400895856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10]*[.$C$6]" office:value-type="float" office:value="0.001536" calcext:value-type="float">
            <text:p>0,00153600</text:p>
          </table:table-cell>
          <table:table-cell table:formula="of:=1/2/[.B110]" office:value-type="float" office:value="325.520833333333" calcext:value-type="float">
            <text:p>326</text:p>
          </table:table-cell>
          <table:table-cell table:formula="of:=[.C109]-[.C110]" office:value-type="float" office:value="3.42653508771934" calcext:value-type="float">
            <text:p>3,4265350877193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11]*[.$C$6]" office:value-type="float" office:value="0.001552" calcext:value-type="float">
            <text:p>0,00155200</text:p>
          </table:table-cell>
          <table:table-cell table:formula="of:=1/2/[.B111]" office:value-type="float" office:value="322.164948453608" calcext:value-type="float">
            <text:p>322</text:p>
          </table:table-cell>
          <table:table-cell table:formula="of:=[.C110]-[.C111]" office:value-type="float" office:value="3.35588487972507" calcext:value-type="float">
            <text:p>3,3558848797250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12]*[.$C$6]" office:value-type="float" office:value="0.001568" calcext:value-type="float">
            <text:p>0,00156800</text:p>
          </table:table-cell>
          <table:table-cell table:formula="of:=1/2/[.B112]" office:value-type="float" office:value="318.877551020408" calcext:value-type="float">
            <text:p>319</text:p>
          </table:table-cell>
          <table:table-cell table:formula="of:=[.C111]-[.C112]" office:value-type="float" office:value="3.28739743320006" calcext:value-type="float">
            <text:p>3,2873974332000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13]*[.$C$6]" office:value-type="float" office:value="0.001584" calcext:value-type="float">
            <text:p>0,00158400</text:p>
          </table:table-cell>
          <table:table-cell table:formula="of:=1/2/[.B113]" office:value-type="float" office:value="315.656565656566" calcext:value-type="float">
            <text:p>316</text:p>
          </table:table-cell>
          <table:table-cell table:formula="of:=[.C112]-[.C113]" office:value-type="float" office:value="3.22098536384249" calcext:value-type="float">
            <text:p>3,2209853638424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4]*[.$C$6]" office:value-type="float" office:value="0.0016" calcext:value-type="float">
            <text:p>0,00160000</text:p>
          </table:table-cell>
          <table:table-cell table:formula="of:=1/2/[.B114]" office:value-type="float" office:value="312.5" calcext:value-type="float">
            <text:p>313</text:p>
          </table:table-cell>
          <table:table-cell table:formula="of:=[.C113]-[.C114]" office:value-type="float" office:value="3.1565656565657" calcext:value-type="float">
            <text:p>3,156565656565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15]*[.$C$6]" office:value-type="float" office:value="0.001616" calcext:value-type="float">
            <text:p>0,00161600</text:p>
          </table:table-cell>
          <table:table-cell table:formula="of:=1/2/[.B115]" office:value-type="float" office:value="309.405940594059" calcext:value-type="float">
            <text:p>309</text:p>
          </table:table-cell>
          <table:table-cell table:formula="of:=[.C114]-[.C115]" office:value-type="float" office:value="3.09405940594058" calcext:value-type="float">
            <text:p>3,0940594059405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16]*[.$C$6]" office:value-type="float" office:value="0.001632" calcext:value-type="float">
            <text:p>0,00163200</text:p>
          </table:table-cell>
          <table:table-cell table:formula="of:=1/2/[.B116]" office:value-type="float" office:value="306.372549019608" calcext:value-type="float">
            <text:p>306</text:p>
          </table:table-cell>
          <table:table-cell table:formula="of:=[.C115]-[.C116]" office:value-type="float" office:value="3.03339157445157" calcext:value-type="float">
            <text:p>3,0333915744515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17]*[.$C$6]" office:value-type="float" office:value="0.001648" calcext:value-type="float">
            <text:p>0,00164800</text:p>
          </table:table-cell>
          <table:table-cell table:formula="of:=1/2/[.B117]" office:value-type="float" office:value="303.398058252427" calcext:value-type="float">
            <text:p>303</text:p>
          </table:table-cell>
          <table:table-cell table:formula="of:=[.C116]-[.C117]" office:value-type="float" office:value="2.97449076718067" calcext:value-type="float">
            <text:p>2,9744907671806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18]*[.$C$6]" office:value-type="float" office:value="0.001664" calcext:value-type="float">
            <text:p>0,00166400</text:p>
          </table:table-cell>
          <table:table-cell table:formula="of:=1/2/[.B118]" office:value-type="float" office:value="300.480769230769" calcext:value-type="float">
            <text:p>300</text:p>
          </table:table-cell>
          <table:table-cell table:formula="of:=[.C117]-[.C118]" office:value-type="float" office:value="2.91728902165795" calcext:value-type="float">
            <text:p>2,9172890216579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19]*[.$C$6]" office:value-type="float" office:value="0.00168" calcext:value-type="float">
            <text:p>0,00168000</text:p>
          </table:table-cell>
          <table:table-cell table:formula="of:=1/2/[.B119]" office:value-type="float" office:value="297.619047619048" calcext:value-type="float">
            <text:p>298</text:p>
          </table:table-cell>
          <table:table-cell table:formula="of:=[.C118]-[.C119]" office:value-type="float" office:value="2.86172161172158" calcext:value-type="float">
            <text:p>2,8617216117215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20]*[.$C$6]" office:value-type="float" office:value="0.001696" calcext:value-type="float">
            <text:p>0,00169600</text:p>
          </table:table-cell>
          <table:table-cell table:formula="of:=1/2/[.B120]" office:value-type="float" office:value="294.811320754717" calcext:value-type="float">
            <text:p>295</text:p>
          </table:table-cell>
          <table:table-cell table:formula="of:=[.C119]-[.C120]" office:value-type="float" office:value="2.80772686433068" calcext:value-type="float">
            <text:p>2,8077268643306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21]*[.$C$6]" office:value-type="float" office:value="0.001712" calcext:value-type="float">
            <text:p>0,00171200</text:p>
          </table:table-cell>
          <table:table-cell table:formula="of:=1/2/[.B121]" office:value-type="float" office:value="292.056074766355" calcext:value-type="float">
            <text:p>292</text:p>
          </table:table-cell>
          <table:table-cell table:formula="of:=[.C120]-[.C121]" office:value-type="float" office:value="2.75524598836182" calcext:value-type="float">
            <text:p>2,7552459883618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22]*[.$C$6]" office:value-type="float" office:value="0.001728" calcext:value-type="float">
            <text:p>0,00172800</text:p>
          </table:table-cell>
          <table:table-cell table:formula="of:=1/2/[.B122]" office:value-type="float" office:value="289.351851851852" calcext:value-type="float">
            <text:p>289</text:p>
          </table:table-cell>
          <table:table-cell table:formula="of:=[.C121]-[.C122]" office:value-type="float" office:value="2.7042229145033" calcext:value-type="float">
            <text:p>2,704222914503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23]*[.$C$6]" office:value-type="float" office:value="0.001744" calcext:value-type="float">
            <text:p>0,00174400</text:p>
          </table:table-cell>
          <table:table-cell table:formula="of:=1/2/[.B123]" office:value-type="float" office:value="286.697247706422" calcext:value-type="float">
            <text:p>287</text:p>
          </table:table-cell>
          <table:table-cell table:formula="of:=[.C122]-[.C123]" office:value-type="float" office:value="2.6546041454298" calcext:value-type="float">
            <text:p>2,6546041454298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24]*[.$C$6]" office:value-type="float" office:value="0.00176" calcext:value-type="float">
            <text:p>0,00176000</text:p>
          </table:table-cell>
          <table:table-cell table:formula="of:=1/2/[.B124]" office:value-type="float" office:value="284.090909090909" calcext:value-type="float">
            <text:p>284</text:p>
          </table:table-cell>
          <table:table-cell table:formula="of:=[.C123]-[.C124]" office:value-type="float" office:value="2.60633861551293" calcext:value-type="float">
            <text:p>2,6063386155129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25]*[.$C$6]" office:value-type="float" office:value="0.001776" calcext:value-type="float">
            <text:p>0,00177600</text:p>
          </table:table-cell>
          <table:table-cell table:formula="of:=1/2/[.B125]" office:value-type="float" office:value="281.531531531532" calcext:value-type="float">
            <text:p>282</text:p>
          </table:table-cell>
          <table:table-cell table:formula="of:=[.C124]-[.C125]" office:value-type="float" office:value="2.55937755937759" calcext:value-type="float">
            <text:p>2,5593775593775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26]*[.$C$6]" office:value-type="float" office:value="0.001792" calcext:value-type="float">
            <text:p>0,00179200</text:p>
          </table:table-cell>
          <table:table-cell table:formula="of:=1/2/[.B126]" office:value-type="float" office:value="279.017857142857" calcext:value-type="float">
            <text:p>279</text:p>
          </table:table-cell>
          <table:table-cell table:formula="of:=[.C125]-[.C126]" office:value-type="float" office:value="2.51367438867436" calcext:value-type="float">
            <text:p>2,5136743886743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27]*[.$C$6]" office:value-type="float" office:value="0.001808" calcext:value-type="float">
            <text:p>0,00180800</text:p>
          </table:table-cell>
          <table:table-cell table:formula="of:=1/2/[.B127]" office:value-type="float" office:value="276.548672566372" calcext:value-type="float">
            <text:p>277</text:p>
          </table:table-cell>
          <table:table-cell table:formula="of:=[.C126]-[.C127]" office:value-type="float" office:value="2.46918457648547" calcext:value-type="float">
            <text:p>2,46918457648547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28]*[.$C$6]" office:value-type="float" office:value="0.001824" calcext:value-type="float">
            <text:p>0,00182400</text:p>
          </table:table-cell>
          <table:table-cell table:formula="of:=1/2/[.B128]" office:value-type="float" office:value="274.122807017544" calcext:value-type="float">
            <text:p>274</text:p>
          </table:table-cell>
          <table:table-cell table:formula="of:=[.C127]-[.C128]" office:value-type="float" office:value="2.4258655488278" calcext:value-type="float">
            <text:p>2,4258655488278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29]*[.$C$6]" office:value-type="float" office:value="0.00184" calcext:value-type="float">
            <text:p>0,00184000</text:p>
          </table:table-cell>
          <table:table-cell table:formula="of:=1/2/[.B129]" office:value-type="float" office:value="271.739130434783" calcext:value-type="float">
            <text:p>272</text:p>
          </table:table-cell>
          <table:table-cell table:formula="of:=[.C128]-[.C129]" office:value-type="float" office:value="2.38367658276127" calcext:value-type="float">
            <text:p>2,38367658276127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30]*[.$C$6]" office:value-type="float" office:value="0.001856" calcext:value-type="float">
            <text:p>0,00185600</text:p>
          </table:table-cell>
          <table:table-cell table:formula="of:=1/2/[.B130]" office:value-type="float" office:value="269.396551724138" calcext:value-type="float">
            <text:p>269</text:p>
          </table:table-cell>
          <table:table-cell table:formula="of:=[.C129]-[.C130]" office:value-type="float" office:value="2.34257871064472" calcext:value-type="float">
            <text:p>2,3425787106447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31]*[.$C$6]" office:value-type="float" office:value="0.001872" calcext:value-type="float">
            <text:p>0,00187200</text:p>
          </table:table-cell>
          <table:table-cell table:formula="of:=1/2/[.B131]" office:value-type="float" office:value="267.094017094017" calcext:value-type="float">
            <text:p>267</text:p>
          </table:table-cell>
          <table:table-cell table:formula="of:=[.C130]-[.C131]" office:value-type="float" office:value="2.30253463012082" calcext:value-type="float">
            <text:p>2,3025346301208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32]*[.$C$6]" office:value-type="float" office:value="0.001888" calcext:value-type="float">
            <text:p>0,00188800</text:p>
          </table:table-cell>
          <table:table-cell table:formula="of:=1/2/[.B132]" office:value-type="float" office:value="264.830508474576" calcext:value-type="float">
            <text:p>265</text:p>
          </table:table-cell>
          <table:table-cell table:formula="of:=[.C131]-[.C132]" office:value-type="float" office:value="2.26350861944081" calcext:value-type="float">
            <text:p>2,2635086194408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33]*[.$C$6]" office:value-type="float" office:value="0.001904" calcext:value-type="float">
            <text:p>0,00190400</text:p>
          </table:table-cell>
          <table:table-cell table:formula="of:=1/2/[.B133]" office:value-type="float" office:value="262.605042016807" calcext:value-type="float">
            <text:p>263</text:p>
          </table:table-cell>
          <table:table-cell table:formula="of:=[.C132]-[.C133]" office:value-type="float" office:value="2.22546645776953" calcext:value-type="float">
            <text:p>2,2254664577695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34]*[.$C$6]" office:value-type="float" office:value="0.00192" calcext:value-type="float">
            <text:p>0,00192000</text:p>
          </table:table-cell>
          <table:table-cell table:formula="of:=1/2/[.B134]" office:value-type="float" office:value="260.416666666667" calcext:value-type="float">
            <text:p>260</text:p>
          </table:table-cell>
          <table:table-cell table:formula="of:=[.C133]-[.C134]" office:value-type="float" office:value="2.18837535014006" calcext:value-type="float">
            <text:p>2,1883753501400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35]*[.$C$6]" office:value-type="float" office:value="0.001936" calcext:value-type="float">
            <text:p>0,00193600</text:p>
          </table:table-cell>
          <table:table-cell table:formula="of:=1/2/[.B135]" office:value-type="float" office:value="258.264462809917" calcext:value-type="float">
            <text:p>258</text:p>
          </table:table-cell>
          <table:table-cell table:formula="of:=[.C134]-[.C135]" office:value-type="float" office:value="2.15220385674934" calcext:value-type="float">
            <text:p>2,1522038567493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36]*[.$C$6]" office:value-type="float" office:value="0.001952" calcext:value-type="float">
            <text:p>0,00195200</text:p>
          </table:table-cell>
          <table:table-cell table:formula="of:=1/2/[.B136]" office:value-type="float" office:value="256.147540983607" calcext:value-type="float">
            <text:p>256</text:p>
          </table:table-cell>
          <table:table-cell table:formula="of:=[.C135]-[.C136]" office:value-type="float" office:value="2.11692182631077" calcext:value-type="float">
            <text:p>2,11692182631077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37]*[.$C$6]" office:value-type="float" office:value="0.001968" calcext:value-type="float">
            <text:p>0,00196800</text:p>
          </table:table-cell>
          <table:table-cell table:formula="of:=1/2/[.B137]" office:value-type="float" office:value="254.065040650407" calcext:value-type="float">
            <text:p>254</text:p>
          </table:table-cell>
          <table:table-cell table:formula="of:=[.C136]-[.C137]" office:value-type="float" office:value="2.08250033320004" calcext:value-type="float">
            <text:p>2,08250033320004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38]*[.$C$6]" office:value-type="float" office:value="0.001984" calcext:value-type="float">
            <text:p>0,00198400</text:p>
          </table:table-cell>
          <table:table-cell table:formula="of:=1/2/[.B138]" office:value-type="float" office:value="252.016129032258" calcext:value-type="float">
            <text:p>252</text:p>
          </table:table-cell>
          <table:table-cell table:formula="of:=[.C137]-[.C138]" office:value-type="float" office:value="2.04891161814848" calcext:value-type="float">
            <text:p>2,0489116181484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39]*[.$C$6]" office:value-type="float" office:value="0.002" calcext:value-type="float">
            <text:p>0,00200000</text:p>
          </table:table-cell>
          <table:table-cell table:formula="of:=1/2/[.B139]" office:value-type="float" office:value="250" calcext:value-type="float">
            <text:p>250</text:p>
          </table:table-cell>
          <table:table-cell table:formula="of:=[.C138]-[.C139]" office:value-type="float" office:value="2.01612903225805" calcext:value-type="float">
            <text:p>2,0161290322580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40]*[.$C$6]" office:value-type="float" office:value="0.002016" calcext:value-type="float">
            <text:p>0,00201600</text:p>
          </table:table-cell>
          <table:table-cell table:formula="of:=1/2/[.B140]" office:value-type="float" office:value="248.015873015873" calcext:value-type="float">
            <text:p>248</text:p>
          </table:table-cell>
          <table:table-cell table:formula="of:=[.C139]-[.C140]" office:value-type="float" office:value="1.98412698412699" calcext:value-type="float">
            <text:p>1,9841269841269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41]*[.$C$6]" office:value-type="float" office:value="0.002032" calcext:value-type="float">
            <text:p>0,00203200</text:p>
          </table:table-cell>
          <table:table-cell table:formula="of:=1/2/[.B141]" office:value-type="float" office:value="246.062992125984" calcext:value-type="float">
            <text:p>246</text:p>
          </table:table-cell>
          <table:table-cell table:formula="of:=[.C140]-[.C141]" office:value-type="float" office:value="1.95288088988875" calcext:value-type="float">
            <text:p>1,9528808898887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42]*[.$C$6]" office:value-type="float" office:value="0.002048" calcext:value-type="float">
            <text:p>0,00204800</text:p>
          </table:table-cell>
          <table:table-cell table:formula="of:=1/2/[.B142]" office:value-type="float" office:value="244.140625" calcext:value-type="float">
            <text:p>244</text:p>
          </table:table-cell>
          <table:table-cell table:formula="of:=[.C141]-[.C142]" office:value-type="float" office:value="1.92236712598427" calcext:value-type="float">
            <text:p>1,9223671259842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43]*[.$C$6]" office:value-type="float" office:value="0.002064" calcext:value-type="float">
            <text:p>0,00206400</text:p>
          </table:table-cell>
          <table:table-cell table:formula="of:=1/2/[.B143]" office:value-type="float" office:value="242.248062015504" calcext:value-type="float">
            <text:p>242</text:p>
          </table:table-cell>
          <table:table-cell table:formula="of:=[.C142]-[.C143]" office:value-type="float" office:value="1.8925629844961" calcext:value-type="float">
            <text:p>1,892562984496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44]*[.$C$6]" office:value-type="float" office:value="0.00208" calcext:value-type="float">
            <text:p>0,00208000</text:p>
          </table:table-cell>
          <table:table-cell table:formula="of:=1/2/[.B144]" office:value-type="float" office:value="240.384615384615" calcext:value-type="float">
            <text:p>240</text:p>
          </table:table-cell>
          <table:table-cell table:formula="of:=[.C143]-[.C144]" office:value-type="float" office:value="1.86344663088849" calcext:value-type="float">
            <text:p>1,86344663088849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45]*[.$C$6]" office:value-type="float" office:value="0.002096" calcext:value-type="float">
            <text:p>0,00209600</text:p>
          </table:table-cell>
          <table:table-cell table:formula="of:=1/2/[.B145]" office:value-type="float" office:value="238.549618320611" calcext:value-type="float">
            <text:p>239</text:p>
          </table:table-cell>
          <table:table-cell table:formula="of:=[.C144]-[.C145]" office:value-type="float" office:value="1.83499706400471" calcext:value-type="float">
            <text:p>1,8349970640047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46]*[.$C$6]" office:value-type="float" office:value="0.002112" calcext:value-type="float">
            <text:p>0,00211200</text:p>
          </table:table-cell>
          <table:table-cell table:formula="of:=1/2/[.B146]" office:value-type="float" office:value="236.742424242424" calcext:value-type="float">
            <text:p>237</text:p>
          </table:table-cell>
          <table:table-cell table:formula="of:=[.C145]-[.C146]" office:value-type="float" office:value="1.80719407818643" calcext:value-type="float">
            <text:p>1,80719407818643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47]*[.$C$6]" office:value-type="float" office:value="0.002128" calcext:value-type="float">
            <text:p>0,00212800</text:p>
          </table:table-cell>
          <table:table-cell table:formula="of:=1/2/[.B147]" office:value-type="float" office:value="234.962406015038" calcext:value-type="float">
            <text:p>235</text:p>
          </table:table-cell>
          <table:table-cell table:formula="of:=[.C146]-[.C147]" office:value-type="float" office:value="1.78001822738671" calcext:value-type="float">
            <text:p>1,7800182273867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48]*[.$C$6]" office:value-type="float" office:value="0.002144" calcext:value-type="float">
            <text:p>0,00214400</text:p>
          </table:table-cell>
          <table:table-cell table:formula="of:=1/2/[.B148]" office:value-type="float" office:value="233.208955223881" calcext:value-type="float">
            <text:p>233</text:p>
          </table:table-cell>
          <table:table-cell table:formula="of:=[.C147]-[.C148]" office:value-type="float" office:value="1.75345079115698" calcext:value-type="float">
            <text:p>1,75345079115698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49]*[.$C$6]" office:value-type="float" office:value="0.00216" calcext:value-type="float">
            <text:p>0,00216000</text:p>
          </table:table-cell>
          <table:table-cell table:formula="of:=1/2/[.B149]" office:value-type="float" office:value="231.481481481481" calcext:value-type="float">
            <text:p>231</text:p>
          </table:table-cell>
          <table:table-cell table:formula="of:=[.C148]-[.C149]" office:value-type="float" office:value="1.72747374239913" calcext:value-type="float">
            <text:p>1,7274737423991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50]*[.$C$6]" office:value-type="float" office:value="0.002176" calcext:value-type="float">
            <text:p>0,00217600</text:p>
          </table:table-cell>
          <table:table-cell table:formula="of:=1/2/[.B150]" office:value-type="float" office:value="229.779411764706" calcext:value-type="float">
            <text:p>230</text:p>
          </table:table-cell>
          <table:table-cell table:formula="of:=[.C149]-[.C150]" office:value-type="float" office:value="1.70206971677558" calcext:value-type="float">
            <text:p>1,70206971677558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51]*[.$C$6]" office:value-type="float" office:value="0.002192" calcext:value-type="float">
            <text:p>0,00219200</text:p>
          </table:table-cell>
          <table:table-cell table:formula="of:=1/2/[.B151]" office:value-type="float" office:value="228.102189781022" calcext:value-type="float">
            <text:p>228</text:p>
          </table:table-cell>
          <table:table-cell table:formula="of:=[.C150]-[.C151]" office:value-type="float" office:value="1.67722198368398" calcext:value-type="float">
            <text:p>1,6772219836839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52]*[.$C$6]" office:value-type="float" office:value="0.002208" calcext:value-type="float">
            <text:p>0,00220800</text:p>
          </table:table-cell>
          <table:table-cell table:formula="of:=1/2/[.B152]" office:value-type="float" office:value="226.449275362319" calcext:value-type="float">
            <text:p>226</text:p>
          </table:table-cell>
          <table:table-cell table:formula="of:=[.C151]-[.C152]" office:value-type="float" office:value="1.65291441870306" calcext:value-type="float">
            <text:p>1,6529144187030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53]*[.$C$6]" office:value-type="float" office:value="0.002224" calcext:value-type="float">
            <text:p>0,00222400</text:p>
          </table:table-cell>
          <table:table-cell table:formula="of:=1/2/[.B153]" office:value-type="float" office:value="224.820143884892" calcext:value-type="float">
            <text:p>225</text:p>
          </table:table-cell>
          <table:table-cell table:formula="of:=[.C152]-[.C153]" office:value-type="float" office:value="1.62913147742674" calcext:value-type="float">
            <text:p>1,6291314774267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54]*[.$C$6]" office:value-type="float" office:value="0.00224" calcext:value-type="float">
            <text:p>0,00224000</text:p>
          </table:table-cell>
          <table:table-cell table:formula="of:=1/2/[.B154]" office:value-type="float" office:value="223.214285714286" calcext:value-type="float">
            <text:p>223</text:p>
          </table:table-cell>
          <table:table-cell table:formula="of:=[.C153]-[.C154]" office:value-type="float" office:value="1.60585817060638" calcext:value-type="float">
            <text:p>1,60585817060638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55]*[.$C$6]" office:value-type="float" office:value="0.002256" calcext:value-type="float">
            <text:p>0,00225600</text:p>
          </table:table-cell>
          <table:table-cell table:formula="of:=1/2/[.B155]" office:value-type="float" office:value="221.631205673759" calcext:value-type="float">
            <text:p>222</text:p>
          </table:table-cell>
          <table:table-cell table:formula="of:=[.C154]-[.C155]" office:value-type="float" office:value="1.58308004052682" calcext:value-type="float">
            <text:p>1,58308004052682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56]*[.$C$6]" office:value-type="float" office:value="0.002272" calcext:value-type="float">
            <text:p>0,00227200</text:p>
          </table:table-cell>
          <table:table-cell table:formula="of:=1/2/[.B156]" office:value-type="float" office:value="220.070422535211" calcext:value-type="float">
            <text:p>220</text:p>
          </table:table-cell>
          <table:table-cell table:formula="of:=[.C155]-[.C156]" office:value-type="float" office:value="1.56078313854761" calcext:value-type="float">
            <text:p>1,5607831385476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57]*[.$C$6]" office:value-type="float" office:value="0.002288" calcext:value-type="float">
            <text:p>0,00228800</text:p>
          </table:table-cell>
          <table:table-cell table:formula="of:=1/2/[.B157]" office:value-type="float" office:value="218.531468531469" calcext:value-type="float">
            <text:p>219</text:p>
          </table:table-cell>
          <table:table-cell table:formula="of:=[.C156]-[.C157]" office:value-type="float" office:value="1.53895400374276" calcext:value-type="float">
            <text:p>1,5389540037427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58]*[.$C$6]" office:value-type="float" office:value="0.002304" calcext:value-type="float">
            <text:p>0,00230400</text:p>
          </table:table-cell>
          <table:table-cell table:formula="of:=1/2/[.B158]" office:value-type="float" office:value="217.013888888889" calcext:value-type="float">
            <text:p>217</text:p>
          </table:table-cell>
          <table:table-cell table:formula="of:=[.C157]-[.C158]" office:value-type="float" office:value="1.51757964257965" calcext:value-type="float">
            <text:p>1,51757964257965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59]*[.$C$6]" office:value-type="float" office:value="0.00232" calcext:value-type="float">
            <text:p>0,00232000</text:p>
          </table:table-cell>
          <table:table-cell table:formula="of:=1/2/[.B159]" office:value-type="float" office:value="215.51724137931" calcext:value-type="float">
            <text:p>216</text:p>
          </table:table-cell>
          <table:table-cell table:formula="of:=[.C158]-[.C159]" office:value-type="float" office:value="1.49664750957854" calcext:value-type="float">
            <text:p>1,4966475095785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60]*[.$C$6]" office:value-type="float" office:value="0.002336" calcext:value-type="float">
            <text:p>0,00233600</text:p>
          </table:table-cell>
          <table:table-cell table:formula="of:=1/2/[.B160]" office:value-type="float" office:value="214.041095890411" calcext:value-type="float">
            <text:p>214</text:p>
          </table:table-cell>
          <table:table-cell table:formula="of:=[.C159]-[.C160]" office:value-type="float" office:value="1.47614548889939" calcext:value-type="float">
            <text:p>1,4761454888993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61]*[.$C$6]" office:value-type="float" office:value="0.002352" calcext:value-type="float">
            <text:p>0,00235200</text:p>
          </table:table-cell>
          <table:table-cell table:formula="of:=1/2/[.B161]" office:value-type="float" office:value="212.585034013605" calcext:value-type="float">
            <text:p>213</text:p>
          </table:table-cell>
          <table:table-cell table:formula="of:=[.C160]-[.C161]" office:value-type="float" office:value="1.45606187680551" calcext:value-type="float">
            <text:p>1,4560618768055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62]*[.$C$6]" office:value-type="float" office:value="0.002368" calcext:value-type="float">
            <text:p>0,00236800</text:p>
          </table:table-cell>
          <table:table-cell table:formula="of:=1/2/[.B162]" office:value-type="float" office:value="211.148648648649" calcext:value-type="float">
            <text:p>211</text:p>
          </table:table-cell>
          <table:table-cell table:formula="of:=[.C161]-[.C162]" office:value-type="float" office:value="1.43638536495681" calcext:value-type="float">
            <text:p>1,4363853649568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63]*[.$C$6]" office:value-type="float" office:value="0.002384" calcext:value-type="float">
            <text:p>0,00238400</text:p>
          </table:table-cell>
          <table:table-cell table:formula="of:=1/2/[.B163]" office:value-type="float" office:value="209.731543624161" calcext:value-type="float">
            <text:p>210</text:p>
          </table:table-cell>
          <table:table-cell table:formula="of:=[.C162]-[.C163]" office:value-type="float" office:value="1.41710502448757" calcext:value-type="float">
            <text:p>1,4171050244875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64]*[.$C$6]" office:value-type="float" office:value="0.0024" calcext:value-type="float">
            <text:p>0,00240000</text:p>
          </table:table-cell>
          <table:table-cell table:formula="of:=1/2/[.B164]" office:value-type="float" office:value="208.333333333333" calcext:value-type="float">
            <text:p>208</text:p>
          </table:table-cell>
          <table:table-cell table:formula="of:=[.C163]-[.C164]" office:value-type="float" office:value="1.39821029082773" calcext:value-type="float">
            <text:p>1,3982102908277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65]*[.$C$6]" office:value-type="float" office:value="0.002416" calcext:value-type="float">
            <text:p>0,00241600</text:p>
          </table:table-cell>
          <table:table-cell table:formula="of:=1/2/[.B165]" office:value-type="float" office:value="206.953642384106" calcext:value-type="float">
            <text:p>207</text:p>
          </table:table-cell>
          <table:table-cell table:formula="of:=[.C164]-[.C165]" office:value-type="float" office:value="1.37969094922735" calcext:value-type="float">
            <text:p>1,3796909492273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66]*[.$C$6]" office:value-type="float" office:value="0.002432" calcext:value-type="float">
            <text:p>0,00243200</text:p>
          </table:table-cell>
          <table:table-cell table:formula="of:=1/2/[.B166]" office:value-type="float" office:value="205.592105263158" calcext:value-type="float">
            <text:p>206</text:p>
          </table:table-cell>
          <table:table-cell table:formula="of:=[.C165]-[.C166]" office:value-type="float" office:value="1.36153712094807" calcext:value-type="float">
            <text:p>1,36153712094807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67]*[.$C$6]" office:value-type="float" office:value="0.002448" calcext:value-type="float">
            <text:p>0,00244800</text:p>
          </table:table-cell>
          <table:table-cell table:formula="of:=1/2/[.B167]" office:value-type="float" office:value="204.248366013072" calcext:value-type="float">
            <text:p>204</text:p>
          </table:table-cell>
          <table:table-cell table:formula="of:=[.C166]-[.C167]" office:value-type="float" office:value="1.34373925008603" calcext:value-type="float">
            <text:p>1,3437392500860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68]*[.$C$6]" office:value-type="float" office:value="0.002464" calcext:value-type="float">
            <text:p>0,00246400</text:p>
          </table:table-cell>
          <table:table-cell table:formula="of:=1/2/[.B168]" office:value-type="float" office:value="202.922077922078" calcext:value-type="float">
            <text:p>203</text:p>
          </table:table-cell>
          <table:table-cell table:formula="of:=[.C167]-[.C168]" office:value-type="float" office:value="1.32628809099396" calcext:value-type="float">
            <text:p>1,32628809099396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69]*[.$C$6]" office:value-type="float" office:value="0.00248" calcext:value-type="float">
            <text:p>0,00248000</text:p>
          </table:table-cell>
          <table:table-cell table:formula="of:=1/2/[.B169]" office:value-type="float" office:value="201.612903225806" calcext:value-type="float">
            <text:p>202</text:p>
          </table:table-cell>
          <table:table-cell table:formula="of:=[.C168]-[.C169]" office:value-type="float" office:value="1.30917469627147" calcext:value-type="float">
            <text:p>1,3091746962714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70]*[.$C$6]" office:value-type="float" office:value="0.002496" calcext:value-type="float">
            <text:p>0,00249600</text:p>
          </table:table-cell>
          <table:table-cell table:formula="of:=1/2/[.B170]" office:value-type="float" office:value="200.320512820513" calcext:value-type="float">
            <text:p>200</text:p>
          </table:table-cell>
          <table:table-cell table:formula="of:=[.C169]-[.C170]" office:value-type="float" office:value="1.29239040529365" calcext:value-type="float">
            <text:p>1,2923904052936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71]*[.$C$6]" office:value-type="float" office:value="0.002512" calcext:value-type="float">
            <text:p>0,00251200</text:p>
          </table:table-cell>
          <table:table-cell table:formula="of:=1/2/[.B171]" office:value-type="float" office:value="199.044585987261" calcext:value-type="float">
            <text:p>199</text:p>
          </table:table-cell>
          <table:table-cell table:formula="of:=[.C170]-[.C171]" office:value-type="float" office:value="1.27592683325167" calcext:value-type="float">
            <text:p>1,2759268332516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72]*[.$C$6]" office:value-type="float" office:value="0.002528" calcext:value-type="float">
            <text:p>0,00252800</text:p>
          </table:table-cell>
          <table:table-cell table:formula="of:=1/2/[.B172]" office:value-type="float" office:value="197.784810126582" calcext:value-type="float">
            <text:p>198</text:p>
          </table:table-cell>
          <table:table-cell table:formula="of:=[.C171]-[.C172]" office:value-type="float" office:value="1.25977586067884" calcext:value-type="float">
            <text:p>1,2597758606788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73]*[.$C$6]" office:value-type="float" office:value="0.002544" calcext:value-type="float">
            <text:p>0,00254400</text:p>
          </table:table-cell>
          <table:table-cell table:formula="of:=1/2/[.B173]" office:value-type="float" office:value="196.540880503145" calcext:value-type="float">
            <text:p>197</text:p>
          </table:table-cell>
          <table:table-cell table:formula="of:=[.C172]-[.C173]" office:value-type="float" office:value="1.24392962343762" calcext:value-type="float">
            <text:p>1,2439296234376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74]*[.$C$6]" office:value-type="float" office:value="0.00256" calcext:value-type="float">
            <text:p>0,00256000</text:p>
          </table:table-cell>
          <table:table-cell table:formula="of:=1/2/[.B174]" office:value-type="float" office:value="195.3125" calcext:value-type="float">
            <text:p>195</text:p>
          </table:table-cell>
          <table:table-cell table:formula="of:=[.C173]-[.C174]" office:value-type="float" office:value="1.22838050314465" calcext:value-type="float">
            <text:p>1,22838050314465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75]*[.$C$6]" office:value-type="float" office:value="0.002576" calcext:value-type="float">
            <text:p>0,00257600</text:p>
          </table:table-cell>
          <table:table-cell table:formula="of:=1/2/[.B175]" office:value-type="float" office:value="194.099378881988" calcext:value-type="float">
            <text:p>194</text:p>
          </table:table-cell>
          <table:table-cell table:formula="of:=[.C174]-[.C175]" office:value-type="float" office:value="1.21312111801242" calcext:value-type="float">
            <text:p>1,2131211180124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76]*[.$C$6]" office:value-type="float" office:value="0.002592" calcext:value-type="float">
            <text:p>0,00259200</text:p>
          </table:table-cell>
          <table:table-cell table:formula="of:=1/2/[.B176]" office:value-type="float" office:value="192.901234567901" calcext:value-type="float">
            <text:p>193</text:p>
          </table:table-cell>
          <table:table-cell table:formula="of:=[.C175]-[.C176]" office:value-type="float" office:value="1.19814431408633" calcext:value-type="float">
            <text:p>1,1981443140863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77]*[.$C$6]" office:value-type="float" office:value="0.002608" calcext:value-type="float">
            <text:p>0,00260800</text:p>
          </table:table-cell>
          <table:table-cell table:formula="of:=1/2/[.B177]" office:value-type="float" office:value="191.717791411043" calcext:value-type="float">
            <text:p>192</text:p>
          </table:table-cell>
          <table:table-cell table:formula="of:=[.C176]-[.C177]" office:value-type="float" office:value="1.18344315685832" calcext:value-type="float">
            <text:p>1,1834431568583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78]*[.$C$6]" office:value-type="float" office:value="0.002624" calcext:value-type="float">
            <text:p>0,00262400</text:p>
          </table:table-cell>
          <table:table-cell table:formula="of:=1/2/[.B178]" office:value-type="float" office:value="190.548780487805" calcext:value-type="float">
            <text:p>191</text:p>
          </table:table-cell>
          <table:table-cell table:formula="of:=[.C177]-[.C178]" office:value-type="float" office:value="1.16901092323809" calcext:value-type="float">
            <text:p>1,1690109232380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79]*[.$C$6]" office:value-type="float" office:value="0.00264" calcext:value-type="float">
            <text:p>0,00264000</text:p>
          </table:table-cell>
          <table:table-cell table:formula="of:=1/2/[.B179]" office:value-type="float" office:value="189.393939393939" calcext:value-type="float">
            <text:p>189</text:p>
          </table:table-cell>
          <table:table-cell table:formula="of:=[.C178]-[.C179]" office:value-type="float" office:value="1.15484109386546" calcext:value-type="float">
            <text:p>1,1548410938654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80]*[.$C$6]" office:value-type="float" office:value="0.002656" calcext:value-type="float">
            <text:p>0,00265600</text:p>
          </table:table-cell>
          <table:table-cell table:formula="of:=1/2/[.B180]" office:value-type="float" office:value="188.253012048193" calcext:value-type="float">
            <text:p>188</text:p>
          </table:table-cell>
          <table:table-cell table:formula="of:=[.C179]-[.C180]" office:value-type="float" office:value="1.14092734574663" calcext:value-type="float">
            <text:p>1,14092734574663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81]*[.$C$6]" office:value-type="float" office:value="0.002672" calcext:value-type="float">
            <text:p>0,00267200</text:p>
          </table:table-cell>
          <table:table-cell table:formula="of:=1/2/[.B181]" office:value-type="float" office:value="187.125748502994" calcext:value-type="float">
            <text:p>187</text:p>
          </table:table-cell>
          <table:table-cell table:formula="of:=[.C180]-[.C181]" office:value-type="float" office:value="1.12726354519876" calcext:value-type="float">
            <text:p>1,1272635451987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82]*[.$C$6]" office:value-type="float" office:value="0.002688" calcext:value-type="float">
            <text:p>0,00268800</text:p>
          </table:table-cell>
          <table:table-cell table:formula="of:=1/2/[.B182]" office:value-type="float" office:value="186.011904761905" calcext:value-type="float">
            <text:p>186</text:p>
          </table:table-cell>
          <table:table-cell table:formula="of:=[.C181]-[.C182]" office:value-type="float" office:value="1.11384374108926" calcext:value-type="float">
            <text:p>1,1138437410892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83]*[.$C$6]" office:value-type="float" office:value="0.002704" calcext:value-type="float">
            <text:p>0,00270400</text:p>
          </table:table-cell>
          <table:table-cell table:formula="of:=1/2/[.B183]" office:value-type="float" office:value="184.91124260355" calcext:value-type="float">
            <text:p>185</text:p>
          </table:table-cell>
          <table:table-cell table:formula="of:=[.C182]-[.C183]" office:value-type="float" office:value="1.10066215835445" calcext:value-type="float">
            <text:p>1,10066215835445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84]*[.$C$6]" office:value-type="float" office:value="0.00272" calcext:value-type="float">
            <text:p>0,00272000</text:p>
          </table:table-cell>
          <table:table-cell table:formula="of:=1/2/[.B184]" office:value-type="float" office:value="183.823529411765" calcext:value-type="float">
            <text:p>184</text:p>
          </table:table-cell>
          <table:table-cell table:formula="of:=[.C183]-[.C184]" office:value-type="float" office:value="1.08771319178558" calcext:value-type="float">
            <text:p>1,08771319178558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85]*[.$C$6]" office:value-type="float" office:value="0.002736" calcext:value-type="float">
            <text:p>0,00273600</text:p>
          </table:table-cell>
          <table:table-cell table:formula="of:=1/2/[.B185]" office:value-type="float" office:value="182.748538011696" calcext:value-type="float">
            <text:p>183</text:p>
          </table:table-cell>
          <table:table-cell table:formula="of:=[.C184]-[.C185]" office:value-type="float" office:value="1.0749914000688" calcext:value-type="float">
            <text:p>1,0749914000688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86]*[.$C$6]" office:value-type="float" office:value="0.002752" calcext:value-type="float">
            <text:p>0,00275200</text:p>
          </table:table-cell>
          <table:table-cell table:formula="of:=1/2/[.B186]" office:value-type="float" office:value="181.686046511628" calcext:value-type="float">
            <text:p>182</text:p>
          </table:table-cell>
          <table:table-cell table:formula="of:=[.C185]-[.C186]" office:value-type="float" office:value="1.06249150006801" calcext:value-type="float">
            <text:p>1,0624915000680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87]*[.$C$6]" office:value-type="float" office:value="0.002768" calcext:value-type="float">
            <text:p>0,00276800</text:p>
          </table:table-cell>
          <table:table-cell table:formula="of:=1/2/[.B187]" office:value-type="float" office:value="180.635838150289" calcext:value-type="float">
            <text:p>181</text:p>
          </table:table-cell>
          <table:table-cell table:formula="of:=[.C186]-[.C187]" office:value-type="float" office:value="1.05020836133892" calcext:value-type="float">
            <text:p>1,0502083613389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88]*[.$C$6]" office:value-type="float" office:value="0.002784" calcext:value-type="float">
            <text:p>0,00278400</text:p>
          </table:table-cell>
          <table:table-cell table:formula="of:=1/2/[.B188]" office:value-type="float" office:value="179.597701149425" calcext:value-type="float">
            <text:p>180</text:p>
          </table:table-cell>
          <table:table-cell table:formula="of:=[.C187]-[.C188]" office:value-type="float" office:value="1.03813700086371" calcext:value-type="float">
            <text:p>1,0381370008637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89]*[.$C$6]" office:value-type="float" office:value="0.0028" calcext:value-type="float">
            <text:p>0,00280000</text:p>
          </table:table-cell>
          <table:table-cell table:formula="of:=1/2/[.B189]" office:value-type="float" office:value="178.571428571429" calcext:value-type="float">
            <text:p>179</text:p>
          </table:table-cell>
          <table:table-cell table:formula="of:=[.C188]-[.C189]" office:value-type="float" office:value="1.02627257799671" calcext:value-type="float">
            <text:p>1,0262725779967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90]*[.$C$6]" office:value-type="float" office:value="0.002816" calcext:value-type="float">
            <text:p>0,00281600</text:p>
          </table:table-cell>
          <table:table-cell table:formula="of:=1/2/[.B190]" office:value-type="float" office:value="177.556818181818" calcext:value-type="float">
            <text:p>178</text:p>
          </table:table-cell>
          <table:table-cell table:formula="of:=[.C189]-[.C190]" office:value-type="float" office:value="1.0146103896104" calcext:value-type="float">
            <text:p>1,014610389610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91]*[.$C$6]" office:value-type="float" office:value="0.002832" calcext:value-type="float">
            <text:p>0,00283200</text:p>
          </table:table-cell>
          <table:table-cell table:formula="of:=1/2/[.B191]" office:value-type="float" office:value="176.553672316384" calcext:value-type="float">
            <text:p>177</text:p>
          </table:table-cell>
          <table:table-cell table:formula="of:=[.C190]-[.C191]" office:value-type="float" office:value="1.00314586543399" calcext:value-type="float">
            <text:p>1,00314586543399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92]*[.$C$6]" office:value-type="float" office:value="0.002848" calcext:value-type="float">
            <text:p>0,00284800</text:p>
          </table:table-cell>
          <table:table-cell table:formula="of:=1/2/[.B192]" office:value-type="float" office:value="175.561797752809" calcext:value-type="float">
            <text:p>176</text:p>
          </table:table-cell>
          <table:table-cell table:formula="of:=[.C191]-[.C192]" office:value-type="float" office:value="0.991874563575209" calcext:value-type="float">
            <text:p>0,991874563575209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93]*[.$C$6]" office:value-type="float" office:value="0.002864" calcext:value-type="float">
            <text:p>0,00286400</text:p>
          </table:table-cell>
          <table:table-cell table:formula="of:=1/2/[.B193]" office:value-type="float" office:value="174.581005586592" calcext:value-type="float">
            <text:p>175</text:p>
          </table:table-cell>
          <table:table-cell table:formula="of:=[.C192]-[.C193]" office:value-type="float" office:value="0.980792166216787" calcext:value-type="float">
            <text:p>0,98079216621678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94]*[.$C$6]" office:value-type="float" office:value="0.00288" calcext:value-type="float">
            <text:p>0,00288000</text:p>
          </table:table-cell>
          <table:table-cell table:formula="of:=1/2/[.B194]" office:value-type="float" office:value="173.611111111111" calcext:value-type="float">
            <text:p>174</text:p>
          </table:table-cell>
          <table:table-cell table:formula="of:=[.C193]-[.C194]" office:value-type="float" office:value="0.969894475481084" calcext:value-type="float">
            <text:p>0,969894475481084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95]*[.$C$6]" office:value-type="float" office:value="0.002896" calcext:value-type="float">
            <text:p>0,00289600</text:p>
          </table:table-cell>
          <table:table-cell table:formula="of:=1/2/[.B195]" office:value-type="float" office:value="172.651933701657" calcext:value-type="float">
            <text:p>173</text:p>
          </table:table-cell>
          <table:table-cell table:formula="of:=[.C194]-[.C195]" office:value-type="float" office:value="0.959177409453645" calcext:value-type="float">
            <text:p>0,959177409453645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96]*[.$C$6]" office:value-type="float" office:value="0.002912" calcext:value-type="float">
            <text:p>0,00291200</text:p>
          </table:table-cell>
          <table:table-cell table:formula="of:=1/2/[.B196]" office:value-type="float" office:value="171.703296703297" calcext:value-type="float">
            <text:p>172</text:p>
          </table:table-cell>
          <table:table-cell table:formula="of:=[.C195]-[.C196]" office:value-type="float" office:value="0.94863699836074" calcext:value-type="float">
            <text:p>0,94863699836074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97]*[.$C$6]" office:value-type="float" office:value="0.002928" calcext:value-type="float">
            <text:p>0,00292800</text:p>
          </table:table-cell>
          <table:table-cell table:formula="of:=1/2/[.B197]" office:value-type="float" office:value="170.765027322404" calcext:value-type="float">
            <text:p>171</text:p>
          </table:table-cell>
          <table:table-cell table:formula="of:=[.C196]-[.C197]" office:value-type="float" office:value="0.938269380892365" calcext:value-type="float">
            <text:p>0,93826938089236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98]*[.$C$6]" office:value-type="float" office:value="0.002944" calcext:value-type="float">
            <text:p>0,00294400</text:p>
          </table:table-cell>
          <table:table-cell table:formula="of:=1/2/[.B198]" office:value-type="float" office:value="169.836956521739" calcext:value-type="float">
            <text:p>170</text:p>
          </table:table-cell>
          <table:table-cell table:formula="of:=[.C197]-[.C198]" office:value-type="float" office:value="0.928070800665239" calcext:value-type="float">
            <text:p>0,928070800665239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99]*[.$C$6]" office:value-type="float" office:value="0.00296" calcext:value-type="float">
            <text:p>0,00296000</text:p>
          </table:table-cell>
          <table:table-cell table:formula="of:=1/2/[.B199]" office:value-type="float" office:value="168.918918918919" calcext:value-type="float">
            <text:p>169</text:p>
          </table:table-cell>
          <table:table-cell table:formula="of:=[.C198]-[.C199]" office:value-type="float" office:value="0.918037602820192" calcext:value-type="float">
            <text:p>0,918037602820192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200]*[.$C$6]" office:value-type="float" office:value="0.002976" calcext:value-type="float">
            <text:p>0,00297600</text:p>
          </table:table-cell>
          <table:table-cell table:formula="of:=1/2/[.B200]" office:value-type="float" office:value="168.010752688172" calcext:value-type="float">
            <text:p>168</text:p>
          </table:table-cell>
          <table:table-cell table:formula="of:=[.C199]-[.C200]" office:value-type="float" office:value="0.908166230746872" calcext:value-type="float">
            <text:p>0,90816623074687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201]*[.$C$6]" office:value-type="float" office:value="0.002992" calcext:value-type="float">
            <text:p>0,00299200</text:p>
          </table:table-cell>
          <table:table-cell table:formula="of:=1/2/[.B201]" office:value-type="float" office:value="167.112299465241" calcext:value-type="float">
            <text:p>167</text:p>
          </table:table-cell>
          <table:table-cell table:formula="of:=[.C200]-[.C201]" office:value-type="float" office:value="0.898453222931408" calcext:value-type="float">
            <text:p>0,89845322293140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202]*[.$C$6]" office:value-type="float" office:value="0.003008" calcext:value-type="float">
            <text:p>0,00300800</text:p>
          </table:table-cell>
          <table:table-cell table:formula="of:=1/2/[.B202]" office:value-type="float" office:value="166.223404255319" calcext:value-type="float">
            <text:p>166</text:p>
          </table:table-cell>
          <table:table-cell table:formula="of:=[.C201]-[.C202]" office:value-type="float" office:value="0.888895209921486" calcext:value-type="float">
            <text:p>0,88889520992148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203]*[.$C$6]" office:value-type="float" office:value="0.003024" calcext:value-type="float">
            <text:p>0,00302400</text:p>
          </table:table-cell>
          <table:table-cell table:formula="of:=1/2/[.B203]" office:value-type="float" office:value="165.343915343915" calcext:value-type="float">
            <text:p>165</text:p>
          </table:table-cell>
          <table:table-cell table:formula="of:=[.C202]-[.C203]" office:value-type="float" office:value="0.879488911403797" calcext:value-type="float">
            <text:p>0,87948891140379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04]*[.$C$6]" office:value-type="float" office:value="0.00304" calcext:value-type="float">
            <text:p>0,00304000</text:p>
          </table:table-cell>
          <table:table-cell table:formula="of:=1/2/[.B204]" office:value-type="float" office:value="164.473684210526" calcext:value-type="float">
            <text:p>164</text:p>
          </table:table-cell>
          <table:table-cell table:formula="of:=[.C203]-[.C204]" office:value-type="float" office:value="0.870231133389041" calcext:value-type="float">
            <text:p>0,87023113338904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205]*[.$C$6]" office:value-type="float" office:value="0.003056" calcext:value-type="float">
            <text:p>0,00305600</text:p>
          </table:table-cell>
          <table:table-cell table:formula="of:=1/2/[.B205]" office:value-type="float" office:value="163.612565445026" calcext:value-type="float">
            <text:p>164</text:p>
          </table:table-cell>
          <table:table-cell table:formula="of:=[.C204]-[.C205]" office:value-type="float" office:value="0.861118765500123" calcext:value-type="float">
            <text:p>0,86111876550012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206]*[.$C$6]" office:value-type="float" office:value="0.003072" calcext:value-type="float">
            <text:p>0,00307200</text:p>
          </table:table-cell>
          <table:table-cell table:formula="of:=1/2/[.B206]" office:value-type="float" office:value="162.760416666667" calcext:value-type="float">
            <text:p>163</text:p>
          </table:table-cell>
          <table:table-cell table:formula="of:=[.C205]-[.C206]" office:value-type="float" office:value="0.852148778359549" calcext:value-type="float">
            <text:p>0,8521487783595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207]*[.$C$6]" office:value-type="float" office:value="0.003088" calcext:value-type="float">
            <text:p>0,00308800</text:p>
          </table:table-cell>
          <table:table-cell table:formula="of:=1/2/[.B207]" office:value-type="float" office:value="161.917098445596" calcext:value-type="float">
            <text:p>162</text:p>
          </table:table-cell>
          <table:table-cell table:formula="of:=[.C206]-[.C207]" office:value-type="float" office:value="0.843318221070803" calcext:value-type="float">
            <text:p>0,84331822107080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208]*[.$C$6]" office:value-type="float" office:value="0.003104" calcext:value-type="float">
            <text:p>0,00310400</text:p>
          </table:table-cell>
          <table:table-cell table:formula="of:=1/2/[.B208]" office:value-type="float" office:value="161.082474226804" calcext:value-type="float">
            <text:p>161</text:p>
          </table:table-cell>
          <table:table-cell table:formula="of:=[.C207]-[.C208]" office:value-type="float" office:value="0.834624218791731" calcext:value-type="float">
            <text:p>0,83462421879173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209]*[.$C$6]" office:value-type="float" office:value="0.00312" calcext:value-type="float">
            <text:p>0,00312000</text:p>
          </table:table-cell>
          <table:table-cell table:formula="of:=1/2/[.B209]" office:value-type="float" office:value="160.25641025641" calcext:value-type="float">
            <text:p>160</text:p>
          </table:table-cell>
          <table:table-cell table:formula="of:=[.C208]-[.C209]" office:value-type="float" office:value="0.826063970393875" calcext:value-type="float">
            <text:p>0,82606397039387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10]*[.$C$6]" office:value-type="float" office:value="0.003136" calcext:value-type="float">
            <text:p>0,00313600</text:p>
          </table:table-cell>
          <table:table-cell table:formula="of:=1/2/[.B210]" office:value-type="float" office:value="159.438775510204" calcext:value-type="float">
            <text:p>159</text:p>
          </table:table-cell>
          <table:table-cell table:formula="of:=[.C209]-[.C210]" office:value-type="float" office:value="0.817634746206153" calcext:value-type="float">
            <text:p>0,81763474620615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11]*[.$C$6]" office:value-type="float" office:value="0.003152" calcext:value-type="float">
            <text:p>0,00315200</text:p>
          </table:table-cell>
          <table:table-cell table:formula="of:=1/2/[.B211]" office:value-type="float" office:value="158.629441624365" calcext:value-type="float">
            <text:p>159</text:p>
          </table:table-cell>
          <table:table-cell table:formula="of:=[.C210]-[.C211]" office:value-type="float" office:value="0.809333885838612" calcext:value-type="float">
            <text:p>0,809333885838612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12]*[.$C$6]" office:value-type="float" office:value="0.003168" calcext:value-type="float">
            <text:p>0,00316800</text:p>
          </table:table-cell>
          <table:table-cell table:formula="of:=1/2/[.B212]" office:value-type="float" office:value="157.828282828283" calcext:value-type="float">
            <text:p>158</text:p>
          </table:table-cell>
          <table:table-cell table:formula="of:=[.C211]-[.C212]" office:value-type="float" office:value="0.801158796082632" calcext:value-type="float">
            <text:p>0,801158796082632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13]*[.$C$6]" office:value-type="float" office:value="0.003184" calcext:value-type="float">
            <text:p>0,00318400</text:p>
          </table:table-cell>
          <table:table-cell table:formula="of:=1/2/[.B213]" office:value-type="float" office:value="157.035175879397" calcext:value-type="float">
            <text:p>157</text:p>
          </table:table-cell>
          <table:table-cell table:formula="of:=[.C212]-[.C213]" office:value-type="float" office:value="0.79310694888585" calcext:value-type="float">
            <text:p>0,7931069488858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14]*[.$C$6]" office:value-type="float" office:value="0.0032" calcext:value-type="float">
            <text:p>0,00320000</text:p>
          </table:table-cell>
          <table:table-cell table:formula="of:=1/2/[.B214]" office:value-type="float" office:value="156.25" calcext:value-type="float">
            <text:p>156</text:p>
          </table:table-cell>
          <table:table-cell table:formula="of:=[.C213]-[.C214]" office:value-type="float" office:value="0.785175879397002" calcext:value-type="float">
            <text:p>0,78517587939700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15]*[.$C$6]" office:value-type="float" office:value="0.003216" calcext:value-type="float">
            <text:p>0,00321600</text:p>
          </table:table-cell>
          <table:table-cell table:formula="of:=1/2/[.B215]" office:value-type="float" office:value="155.47263681592" calcext:value-type="float">
            <text:p>155</text:p>
          </table:table-cell>
          <table:table-cell table:formula="of:=[.C214]-[.C215]" office:value-type="float" office:value="0.777363184079576" calcext:value-type="float">
            <text:p>0,77736318407957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16]*[.$C$6]" office:value-type="float" office:value="0.003232" calcext:value-type="float">
            <text:p>0,00323200</text:p>
          </table:table-cell>
          <table:table-cell table:formula="of:=1/2/[.B216]" office:value-type="float" office:value="154.70297029703" calcext:value-type="float">
            <text:p>155</text:p>
          </table:table-cell>
          <table:table-cell table:formula="of:=[.C215]-[.C216]" office:value-type="float" office:value="0.769666518890716" calcext:value-type="float">
            <text:p>0,769666518890716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17]*[.$C$6]" office:value-type="float" office:value="0.003248" calcext:value-type="float">
            <text:p>0,00324800</text:p>
          </table:table-cell>
          <table:table-cell table:formula="of:=1/2/[.B217]" office:value-type="float" office:value="153.940886699507" calcext:value-type="float">
            <text:p>154</text:p>
          </table:table-cell>
          <table:table-cell table:formula="of:=[.C216]-[.C217]" office:value-type="float" office:value="0.76208359752232" calcext:value-type="float">
            <text:p>0,7620835975223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18]*[.$C$6]" office:value-type="float" office:value="0.003264" calcext:value-type="float">
            <text:p>0,00326400</text:p>
          </table:table-cell>
          <table:table-cell table:formula="of:=1/2/[.B218]" office:value-type="float" office:value="153.186274509804" calcext:value-type="float">
            <text:p>153</text:p>
          </table:table-cell>
          <table:table-cell table:formula="of:=[.C217]-[.C218]" office:value-type="float" office:value="0.754612189703465" calcext:value-type="float">
            <text:p>0,754612189703465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19]*[.$C$6]" office:value-type="float" office:value="0.00328" calcext:value-type="float">
            <text:p>0,00328000</text:p>
          </table:table-cell>
          <table:table-cell table:formula="of:=1/2/[.B219]" office:value-type="float" office:value="152.439024390244" calcext:value-type="float">
            <text:p>152</text:p>
          </table:table-cell>
          <table:table-cell table:formula="of:=[.C218]-[.C219]" office:value-type="float" office:value="0.747250119560022" calcext:value-type="float">
            <text:p>0,74725011956002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20]*[.$C$6]" office:value-type="float" office:value="0.003296" calcext:value-type="float">
            <text:p>0,00329600</text:p>
          </table:table-cell>
          <table:table-cell table:formula="of:=1/2/[.B220]" office:value-type="float" office:value="151.699029126214" calcext:value-type="float">
            <text:p>152</text:p>
          </table:table-cell>
          <table:table-cell table:formula="of:=[.C219]-[.C220]" office:value-type="float" office:value="0.739995264030313" calcext:value-type="float">
            <text:p>0,739995264030313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21]*[.$C$6]" office:value-type="float" office:value="0.003312" calcext:value-type="float">
            <text:p>0,00331200</text:p>
          </table:table-cell>
          <table:table-cell table:formula="of:=1/2/[.B221]" office:value-type="float" office:value="150.966183574879" calcext:value-type="float">
            <text:p>151</text:p>
          </table:table-cell>
          <table:table-cell table:formula="of:=[.C220]-[.C221]" office:value-type="float" office:value="0.73284555133435" calcext:value-type="float">
            <text:p>0,7328455513343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22]*[.$C$6]" office:value-type="float" office:value="0.003328" calcext:value-type="float">
            <text:p>0,00332800</text:p>
          </table:table-cell>
          <table:table-cell table:formula="of:=1/2/[.B222]" office:value-type="float" office:value="150.240384615385" calcext:value-type="float">
            <text:p>150</text:p>
          </table:table-cell>
          <table:table-cell table:formula="of:=[.C221]-[.C222]" office:value-type="float" office:value="0.725798959494625" calcext:value-type="float">
            <text:p>0,725798959494625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23]*[.$C$6]" office:value-type="float" office:value="0.003344" calcext:value-type="float">
            <text:p>0,00334400</text:p>
          </table:table-cell>
          <table:table-cell table:formula="of:=1/2/[.B223]" office:value-type="float" office:value="149.521531100478" calcext:value-type="float">
            <text:p>150</text:p>
          </table:table-cell>
          <table:table-cell table:formula="of:=[.C222]-[.C223]" office:value-type="float" office:value="0.71885351490613" calcext:value-type="float">
            <text:p>0,71885351490613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24]*[.$C$6]" office:value-type="float" office:value="0.00336" calcext:value-type="float">
            <text:p>0,00336000</text:p>
          </table:table-cell>
          <table:table-cell table:formula="of:=1/2/[.B224]" office:value-type="float" office:value="148.809523809524" calcext:value-type="float">
            <text:p>149</text:p>
          </table:table-cell>
          <table:table-cell table:formula="of:=[.C223]-[.C224]" office:value-type="float" office:value="0.712007290954659" calcext:value-type="float">
            <text:p>0,712007290954659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25]*[.$C$6]" office:value-type="float" office:value="0.003376" calcext:value-type="float">
            <text:p>0,00337600</text:p>
          </table:table-cell>
          <table:table-cell table:formula="of:=1/2/[.B225]" office:value-type="float" office:value="148.104265402844" calcext:value-type="float">
            <text:p>148</text:p>
          </table:table-cell>
          <table:table-cell table:formula="of:=[.C224]-[.C225]" office:value-type="float" office:value="0.705258406680201" calcext:value-type="float">
            <text:p>0,70525840668020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26]*[.$C$6]" office:value-type="float" office:value="0.003392" calcext:value-type="float">
            <text:p>0,00339200</text:p>
          </table:table-cell>
          <table:table-cell table:formula="of:=1/2/[.B226]" office:value-type="float" office:value="147.405660377359" calcext:value-type="float">
            <text:p>147</text:p>
          </table:table-cell>
          <table:table-cell table:formula="of:=[.C225]-[.C226]" office:value-type="float" office:value="0.698605025485136" calcext:value-type="float">
            <text:p>0,698605025485136</text:p>
          </table:table-cell>
          <table:table-cell table:number-columns-repeated="3"/>
        </table:table-row>
        <table:table-row table:style-name="ro1" table:number-rows-repeated="10483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.00.0000</text:date>, <text:time style:data-style-name="N2" text:time-value="15:36:11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 LibreOffice_project/dc89aa7a9eabfd848af146d5086077aeed2ae4a5</meta:generator>
    <dc:date>2019-09-18T16:24:32.612000000</dc:date>
    <dc:creator>Michael Stoll</dc:creator>
    <meta:editing-duration>PT27M59S</meta:editing-duration>
    <meta:editing-cycles>1</meta:editing-cycles>
    <meta:document-statistic meta:table-count="1" meta:cell-count="865" meta:object-count="0"/>
  </office:meta>
</office:document-meta>
</file>